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sign</text:p>
          </table:table-cell>
        </table:table-row>
        <table:table-row table:style-name="ro1">
          <table:table-cell table:formula="of:=RANDBETWEEN(-1000; 1000)" office:value-type="float" office:value="-923" calcext:value-type="float">
            <text:p>-923</text:p>
          </table:table-cell>
          <table:table-cell table:formula="of:=ABS([.A2] )/[.A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35" calcext:value-type="float">
            <text:p>435</text:p>
          </table:table-cell>
          <table:table-cell table:formula="of:=ABS([.A3] )/[.A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56" calcext:value-type="float">
            <text:p>956</text:p>
          </table:table-cell>
          <table:table-cell table:formula="of:=ABS([.A4] )/[.A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79" calcext:value-type="float">
            <text:p>279</text:p>
          </table:table-cell>
          <table:table-cell table:formula="of:=ABS([.A5] )/[.A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49" calcext:value-type="float">
            <text:p>-649</text:p>
          </table:table-cell>
          <table:table-cell table:formula="of:=ABS([.A6] )/[.A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40" calcext:value-type="float">
            <text:p>640</text:p>
          </table:table-cell>
          <table:table-cell table:formula="of:=ABS([.A7] )/[.A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58" calcext:value-type="float">
            <text:p>558</text:p>
          </table:table-cell>
          <table:table-cell table:formula="of:=ABS([.A8] )/[.A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49" calcext:value-type="float">
            <text:p>249</text:p>
          </table:table-cell>
          <table:table-cell table:formula="of:=ABS([.A9] )/[.A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82" calcext:value-type="float">
            <text:p>582</text:p>
          </table:table-cell>
          <table:table-cell table:formula="of:=ABS([.A10] )/[.A1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7" calcext:value-type="float">
            <text:p>47</text:p>
          </table:table-cell>
          <table:table-cell table:formula="of:=ABS([.A11] )/[.A1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51" calcext:value-type="float">
            <text:p>851</text:p>
          </table:table-cell>
          <table:table-cell table:formula="of:=ABS([.A12] )/[.A1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66" calcext:value-type="float">
            <text:p>766</text:p>
          </table:table-cell>
          <table:table-cell table:formula="of:=ABS([.A13] )/[.A1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96" calcext:value-type="float">
            <text:p>996</text:p>
          </table:table-cell>
          <table:table-cell table:formula="of:=ABS([.A14] )/[.A1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43" calcext:value-type="float">
            <text:p>-343</text:p>
          </table:table-cell>
          <table:table-cell table:formula="of:=ABS([.A15] )/[.A1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11" calcext:value-type="float">
            <text:p>611</text:p>
          </table:table-cell>
          <table:table-cell table:formula="of:=ABS([.A16] )/[.A1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47" calcext:value-type="float">
            <text:p>747</text:p>
          </table:table-cell>
          <table:table-cell table:formula="of:=ABS([.A17] )/[.A1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01" calcext:value-type="float">
            <text:p>701</text:p>
          </table:table-cell>
          <table:table-cell table:formula="of:=ABS([.A18] )/[.A1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2" calcext:value-type="float">
            <text:p>-72</text:p>
          </table:table-cell>
          <table:table-cell table:formula="of:=ABS([.A19] )/[.A1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51" calcext:value-type="float">
            <text:p>-951</text:p>
          </table:table-cell>
          <table:table-cell table:formula="of:=ABS([.A20] )/[.A2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74" calcext:value-type="float">
            <text:p>174</text:p>
          </table:table-cell>
          <table:table-cell table:formula="of:=ABS([.A21] )/[.A2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72" calcext:value-type="float">
            <text:p>172</text:p>
          </table:table-cell>
          <table:table-cell table:formula="of:=ABS([.A22] )/[.A2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23" calcext:value-type="float">
            <text:p>723</text:p>
          </table:table-cell>
          <table:table-cell table:formula="of:=ABS([.A23] )/[.A2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17" calcext:value-type="float">
            <text:p>117</text:p>
          </table:table-cell>
          <table:table-cell table:formula="of:=ABS([.A24] )/[.A2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25" calcext:value-type="float">
            <text:p>225</text:p>
          </table:table-cell>
          <table:table-cell table:formula="of:=ABS([.A25] )/[.A2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36" calcext:value-type="float">
            <text:p>136</text:p>
          </table:table-cell>
          <table:table-cell table:formula="of:=ABS([.A26] )/[.A2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61" calcext:value-type="float">
            <text:p>461</text:p>
          </table:table-cell>
          <table:table-cell table:formula="of:=ABS([.A27] )/[.A2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48" calcext:value-type="float">
            <text:p>-948</text:p>
          </table:table-cell>
          <table:table-cell table:formula="of:=ABS([.A28] )/[.A2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55" calcext:value-type="float">
            <text:p>455</text:p>
          </table:table-cell>
          <table:table-cell table:formula="of:=ABS([.A29] )/[.A2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59" calcext:value-type="float">
            <text:p>-759</text:p>
          </table:table-cell>
          <table:table-cell table:formula="of:=ABS([.A30] )/[.A3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86" calcext:value-type="float">
            <text:p>-886</text:p>
          </table:table-cell>
          <table:table-cell table:formula="of:=ABS([.A31] )/[.A3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97" calcext:value-type="float">
            <text:p>297</text:p>
          </table:table-cell>
          <table:table-cell table:formula="of:=ABS([.A32] )/[.A3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86" calcext:value-type="float">
            <text:p>686</text:p>
          </table:table-cell>
          <table:table-cell table:formula="of:=ABS([.A33] )/[.A3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77" calcext:value-type="float">
            <text:p>-277</text:p>
          </table:table-cell>
          <table:table-cell table:formula="of:=ABS([.A34] )/[.A3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69" calcext:value-type="float">
            <text:p>869</text:p>
          </table:table-cell>
          <table:table-cell table:formula="of:=ABS([.A35] )/[.A3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03" calcext:value-type="float">
            <text:p>303</text:p>
          </table:table-cell>
          <table:table-cell table:formula="of:=ABS([.A36] )/[.A3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90" calcext:value-type="float">
            <text:p>-590</text:p>
          </table:table-cell>
          <table:table-cell table:formula="of:=ABS([.A37] )/[.A3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84" calcext:value-type="float">
            <text:p>-584</text:p>
          </table:table-cell>
          <table:table-cell table:formula="of:=ABS([.A38] )/[.A3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65" calcext:value-type="float">
            <text:p>-165</text:p>
          </table:table-cell>
          <table:table-cell table:formula="of:=ABS([.A39] )/[.A3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72" calcext:value-type="float">
            <text:p>-672</text:p>
          </table:table-cell>
          <table:table-cell table:formula="of:=ABS([.A40] )/[.A4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59" calcext:value-type="float">
            <text:p>359</text:p>
          </table:table-cell>
          <table:table-cell table:formula="of:=ABS([.A41] )/[.A4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14" calcext:value-type="float">
            <text:p>614</text:p>
          </table:table-cell>
          <table:table-cell table:formula="of:=ABS([.A42] )/[.A4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98" calcext:value-type="float">
            <text:p>-898</text:p>
          </table:table-cell>
          <table:table-cell table:formula="of:=ABS([.A43] )/[.A4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34" calcext:value-type="float">
            <text:p>834</text:p>
          </table:table-cell>
          <table:table-cell table:formula="of:=ABS([.A44] )/[.A4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95" calcext:value-type="float">
            <text:p>-895</text:p>
          </table:table-cell>
          <table:table-cell table:formula="of:=ABS([.A45] )/[.A4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97" calcext:value-type="float">
            <text:p>997</text:p>
          </table:table-cell>
          <table:table-cell table:formula="of:=ABS([.A46] )/[.A4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98" calcext:value-type="float">
            <text:p>-798</text:p>
          </table:table-cell>
          <table:table-cell table:formula="of:=ABS([.A47] )/[.A4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05" calcext:value-type="float">
            <text:p>-205</text:p>
          </table:table-cell>
          <table:table-cell table:formula="of:=ABS([.A48] )/[.A4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03" calcext:value-type="float">
            <text:p>-703</text:p>
          </table:table-cell>
          <table:table-cell table:formula="of:=ABS([.A49] )/[.A4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83" calcext:value-type="float">
            <text:p>-883</text:p>
          </table:table-cell>
          <table:table-cell table:formula="of:=ABS([.A50] )/[.A5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75" calcext:value-type="float">
            <text:p>-575</text:p>
          </table:table-cell>
          <table:table-cell table:formula="of:=ABS([.A51] )/[.A5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38" calcext:value-type="float">
            <text:p>-338</text:p>
          </table:table-cell>
          <table:table-cell table:formula="of:=ABS([.A52] )/[.A5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86" calcext:value-type="float">
            <text:p>-286</text:p>
          </table:table-cell>
          <table:table-cell table:formula="of:=ABS([.A53] )/[.A5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8" calcext:value-type="float">
            <text:p>48</text:p>
          </table:table-cell>
          <table:table-cell table:formula="of:=ABS([.A54] )/[.A5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" calcext:value-type="float">
            <text:p>5</text:p>
          </table:table-cell>
          <table:table-cell table:formula="of:=ABS([.A55] )/[.A5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63" calcext:value-type="float">
            <text:p>363</text:p>
          </table:table-cell>
          <table:table-cell table:formula="of:=ABS([.A56] )/[.A5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27" calcext:value-type="float">
            <text:p>-827</text:p>
          </table:table-cell>
          <table:table-cell table:formula="of:=ABS([.A57] )/[.A5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74" calcext:value-type="float">
            <text:p>274</text:p>
          </table:table-cell>
          <table:table-cell table:formula="of:=ABS([.A58] )/[.A5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57" calcext:value-type="float">
            <text:p>-157</text:p>
          </table:table-cell>
          <table:table-cell table:formula="of:=ABS([.A59] )/[.A5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49" calcext:value-type="float">
            <text:p>-149</text:p>
          </table:table-cell>
          <table:table-cell table:formula="of:=ABS([.A60] )/[.A6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63" calcext:value-type="float">
            <text:p>863</text:p>
          </table:table-cell>
          <table:table-cell table:formula="of:=ABS([.A61] )/[.A6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94" calcext:value-type="float">
            <text:p>394</text:p>
          </table:table-cell>
          <table:table-cell table:formula="of:=ABS([.A62] )/[.A6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44" calcext:value-type="float">
            <text:p>-444</text:p>
          </table:table-cell>
          <table:table-cell table:formula="of:=ABS([.A63] )/[.A6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61" calcext:value-type="float">
            <text:p>261</text:p>
          </table:table-cell>
          <table:table-cell table:formula="of:=ABS([.A64] )/[.A6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90" calcext:value-type="float">
            <text:p>290</text:p>
          </table:table-cell>
          <table:table-cell table:formula="of:=ABS([.A65] )/[.A6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75" calcext:value-type="float">
            <text:p>-475</text:p>
          </table:table-cell>
          <table:table-cell table:formula="of:=ABS([.A66] )/[.A6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98" calcext:value-type="float">
            <text:p>-998</text:p>
          </table:table-cell>
          <table:table-cell table:formula="of:=ABS([.A67] )/[.A6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17" calcext:value-type="float">
            <text:p>617</text:p>
          </table:table-cell>
          <table:table-cell table:formula="of:=ABS([.A68] )/[.A6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59" calcext:value-type="float">
            <text:p>-559</text:p>
          </table:table-cell>
          <table:table-cell table:formula="of:=ABS([.A69] )/[.A6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41" calcext:value-type="float">
            <text:p>-241</text:p>
          </table:table-cell>
          <table:table-cell table:formula="of:=ABS([.A70] )/[.A7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39" calcext:value-type="float">
            <text:p>-539</text:p>
          </table:table-cell>
          <table:table-cell table:formula="of:=ABS([.A71] )/[.A7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61" calcext:value-type="float">
            <text:p>561</text:p>
          </table:table-cell>
          <table:table-cell table:formula="of:=ABS([.A72] )/[.A7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14" calcext:value-type="float">
            <text:p>914</text:p>
          </table:table-cell>
          <table:table-cell table:formula="of:=ABS([.A73] )/[.A7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74" calcext:value-type="float">
            <text:p>-674</text:p>
          </table:table-cell>
          <table:table-cell table:formula="of:=ABS([.A74] )/[.A7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07" calcext:value-type="float">
            <text:p>-207</text:p>
          </table:table-cell>
          <table:table-cell table:formula="of:=ABS([.A75] )/[.A7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88" calcext:value-type="float">
            <text:p>388</text:p>
          </table:table-cell>
          <table:table-cell table:formula="of:=ABS([.A76] )/[.A7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68" calcext:value-type="float">
            <text:p>468</text:p>
          </table:table-cell>
          <table:table-cell table:formula="of:=ABS([.A77] )/[.A7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88" calcext:value-type="float">
            <text:p>188</text:p>
          </table:table-cell>
          <table:table-cell table:formula="of:=ABS([.A78] )/[.A7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02" calcext:value-type="float">
            <text:p>302</text:p>
          </table:table-cell>
          <table:table-cell table:formula="of:=ABS([.A79] )/[.A7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68" calcext:value-type="float">
            <text:p>-268</text:p>
          </table:table-cell>
          <table:table-cell table:formula="of:=ABS([.A80] )/[.A8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63" calcext:value-type="float">
            <text:p>-763</text:p>
          </table:table-cell>
          <table:table-cell table:formula="of:=ABS([.A81] )/[.A8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84" calcext:value-type="float">
            <text:p>784</text:p>
          </table:table-cell>
          <table:table-cell table:formula="of:=ABS([.A82] )/[.A8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94" calcext:value-type="float">
            <text:p>394</text:p>
          </table:table-cell>
          <table:table-cell table:formula="of:=ABS([.A83] )/[.A8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50" calcext:value-type="float">
            <text:p>250</text:p>
          </table:table-cell>
          <table:table-cell table:formula="of:=ABS([.A84] )/[.A8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67" calcext:value-type="float">
            <text:p>-367</text:p>
          </table:table-cell>
          <table:table-cell table:formula="of:=ABS([.A85] )/[.A8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55" calcext:value-type="float">
            <text:p>255</text:p>
          </table:table-cell>
          <table:table-cell table:formula="of:=ABS([.A86] )/[.A8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35" calcext:value-type="float">
            <text:p>335</text:p>
          </table:table-cell>
          <table:table-cell table:formula="of:=ABS([.A87] )/[.A8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57" calcext:value-type="float">
            <text:p>-957</text:p>
          </table:table-cell>
          <table:table-cell table:formula="of:=ABS([.A88] )/[.A8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00" calcext:value-type="float">
            <text:p>700</text:p>
          </table:table-cell>
          <table:table-cell table:formula="of:=ABS([.A89] )/[.A8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04" calcext:value-type="float">
            <text:p>904</text:p>
          </table:table-cell>
          <table:table-cell table:formula="of:=ABS([.A90] )/[.A9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63" calcext:value-type="float">
            <text:p>-763</text:p>
          </table:table-cell>
          <table:table-cell table:formula="of:=ABS([.A91] )/[.A9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01" calcext:value-type="float">
            <text:p>-701</text:p>
          </table:table-cell>
          <table:table-cell table:formula="of:=ABS([.A92] )/[.A9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82" calcext:value-type="float">
            <text:p>-982</text:p>
          </table:table-cell>
          <table:table-cell table:formula="of:=ABS([.A93] )/[.A9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67" calcext:value-type="float">
            <text:p>667</text:p>
          </table:table-cell>
          <table:table-cell table:formula="of:=ABS([.A94] )/[.A9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77" calcext:value-type="float">
            <text:p>-377</text:p>
          </table:table-cell>
          <table:table-cell table:formula="of:=ABS([.A95] )/[.A9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85" calcext:value-type="float">
            <text:p>-185</text:p>
          </table:table-cell>
          <table:table-cell table:formula="of:=ABS([.A96] )/[.A9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71" calcext:value-type="float">
            <text:p>-471</text:p>
          </table:table-cell>
          <table:table-cell table:formula="of:=ABS([.A97] )/[.A9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94" calcext:value-type="float">
            <text:p>494</text:p>
          </table:table-cell>
          <table:table-cell table:formula="of:=ABS([.A98] )/[.A9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00" calcext:value-type="float">
            <text:p>-300</text:p>
          </table:table-cell>
          <table:table-cell table:formula="of:=ABS([.A99] )/[.A9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7" calcext:value-type="float">
            <text:p>47</text:p>
          </table:table-cell>
          <table:table-cell table:formula="of:=ABS([.A100] )/[.A10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50" calcext:value-type="float">
            <text:p>-550</text:p>
          </table:table-cell>
          <table:table-cell table:formula="of:=ABS([.A101] )/[.A10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2" calcext:value-type="float">
            <text:p>92</text:p>
          </table:table-cell>
          <table:table-cell table:formula="of:=ABS([.A102] )/[.A10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66" calcext:value-type="float">
            <text:p>-766</text:p>
          </table:table-cell>
          <table:table-cell table:formula="of:=ABS([.A103] )/[.A10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98" calcext:value-type="float">
            <text:p>-398</text:p>
          </table:table-cell>
          <table:table-cell table:formula="of:=ABS([.A104] )/[.A10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17" calcext:value-type="float">
            <text:p>417</text:p>
          </table:table-cell>
          <table:table-cell table:formula="of:=ABS([.A105] )/[.A10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23" calcext:value-type="float">
            <text:p>823</text:p>
          </table:table-cell>
          <table:table-cell table:formula="of:=ABS([.A106] )/[.A10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86" calcext:value-type="float">
            <text:p>-786</text:p>
          </table:table-cell>
          <table:table-cell table:formula="of:=ABS([.A107] )/[.A10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11" calcext:value-type="float">
            <text:p>811</text:p>
          </table:table-cell>
          <table:table-cell table:formula="of:=ABS([.A108] )/[.A10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03" calcext:value-type="float">
            <text:p>-603</text:p>
          </table:table-cell>
          <table:table-cell table:formula="of:=ABS([.A109] )/[.A10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83" calcext:value-type="float">
            <text:p>-283</text:p>
          </table:table-cell>
          <table:table-cell table:formula="of:=ABS([.A110] )/[.A11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32" calcext:value-type="float">
            <text:p>532</text:p>
          </table:table-cell>
          <table:table-cell table:formula="of:=ABS([.A111] )/[.A11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78" calcext:value-type="float">
            <text:p>478</text:p>
          </table:table-cell>
          <table:table-cell table:formula="of:=ABS([.A112] )/[.A11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47" calcext:value-type="float">
            <text:p>-547</text:p>
          </table:table-cell>
          <table:table-cell table:formula="of:=ABS([.A113] )/[.A11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8" calcext:value-type="float">
            <text:p>-18</text:p>
          </table:table-cell>
          <table:table-cell table:formula="of:=ABS([.A114] )/[.A11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75" calcext:value-type="float">
            <text:p>575</text:p>
          </table:table-cell>
          <table:table-cell table:formula="of:=ABS([.A115] )/[.A11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68" calcext:value-type="float">
            <text:p>668</text:p>
          </table:table-cell>
          <table:table-cell table:formula="of:=ABS([.A116] )/[.A11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16" calcext:value-type="float">
            <text:p>-816</text:p>
          </table:table-cell>
          <table:table-cell table:formula="of:=ABS([.A117] )/[.A11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26" calcext:value-type="float">
            <text:p>626</text:p>
          </table:table-cell>
          <table:table-cell table:formula="of:=ABS([.A118] )/[.A11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80" calcext:value-type="float">
            <text:p>-580</text:p>
          </table:table-cell>
          <table:table-cell table:formula="of:=ABS([.A119] )/[.A11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90" calcext:value-type="float">
            <text:p>890</text:p>
          </table:table-cell>
          <table:table-cell table:formula="of:=ABS([.A120] )/[.A12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81" calcext:value-type="float">
            <text:p>-181</text:p>
          </table:table-cell>
          <table:table-cell table:formula="of:=ABS([.A121] )/[.A12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82" calcext:value-type="float">
            <text:p>982</text:p>
          </table:table-cell>
          <table:table-cell table:formula="of:=ABS([.A122] )/[.A12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99" calcext:value-type="float">
            <text:p>799</text:p>
          </table:table-cell>
          <table:table-cell table:formula="of:=ABS([.A123] )/[.A12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13" calcext:value-type="float">
            <text:p>-413</text:p>
          </table:table-cell>
          <table:table-cell table:formula="of:=ABS([.A124] )/[.A12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12" calcext:value-type="float">
            <text:p>-612</text:p>
          </table:table-cell>
          <table:table-cell table:formula="of:=ABS([.A125] )/[.A12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47" calcext:value-type="float">
            <text:p>147</text:p>
          </table:table-cell>
          <table:table-cell table:formula="of:=ABS([.A126] )/[.A12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37" calcext:value-type="float">
            <text:p>-637</text:p>
          </table:table-cell>
          <table:table-cell table:formula="of:=ABS([.A127] )/[.A12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30" calcext:value-type="float">
            <text:p>430</text:p>
          </table:table-cell>
          <table:table-cell table:formula="of:=ABS([.A128] )/[.A12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16" calcext:value-type="float">
            <text:p>116</text:p>
          </table:table-cell>
          <table:table-cell table:formula="of:=ABS([.A129] )/[.A12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62" calcext:value-type="float">
            <text:p>462</text:p>
          </table:table-cell>
          <table:table-cell table:formula="of:=ABS([.A130] )/[.A13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35" calcext:value-type="float">
            <text:p>235</text:p>
          </table:table-cell>
          <table:table-cell table:formula="of:=ABS([.A131] )/[.A13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45" calcext:value-type="float">
            <text:p>545</text:p>
          </table:table-cell>
          <table:table-cell table:formula="of:=ABS([.A132] )/[.A13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12" calcext:value-type="float">
            <text:p>-512</text:p>
          </table:table-cell>
          <table:table-cell table:formula="of:=ABS([.A133] )/[.A13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87" calcext:value-type="float">
            <text:p>887</text:p>
          </table:table-cell>
          <table:table-cell table:formula="of:=ABS([.A134] )/[.A13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12" calcext:value-type="float">
            <text:p>712</text:p>
          </table:table-cell>
          <table:table-cell table:formula="of:=ABS([.A135] )/[.A13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84" calcext:value-type="float">
            <text:p>784</text:p>
          </table:table-cell>
          <table:table-cell table:formula="of:=ABS([.A136] )/[.A13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42" calcext:value-type="float">
            <text:p>-342</text:p>
          </table:table-cell>
          <table:table-cell table:formula="of:=ABS([.A137] )/[.A13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98" calcext:value-type="float">
            <text:p>298</text:p>
          </table:table-cell>
          <table:table-cell table:formula="of:=ABS([.A138] )/[.A13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72" calcext:value-type="float">
            <text:p>-272</text:p>
          </table:table-cell>
          <table:table-cell table:formula="of:=ABS([.A139] )/[.A13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78" calcext:value-type="float">
            <text:p>578</text:p>
          </table:table-cell>
          <table:table-cell table:formula="of:=ABS([.A140] )/[.A14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73" calcext:value-type="float">
            <text:p>473</text:p>
          </table:table-cell>
          <table:table-cell table:formula="of:=ABS([.A141] )/[.A14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08" calcext:value-type="float">
            <text:p>-108</text:p>
          </table:table-cell>
          <table:table-cell table:formula="of:=ABS([.A142] )/[.A14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11" calcext:value-type="float">
            <text:p>311</text:p>
          </table:table-cell>
          <table:table-cell table:formula="of:=ABS([.A143] )/[.A14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34" calcext:value-type="float">
            <text:p>-834</text:p>
          </table:table-cell>
          <table:table-cell table:formula="of:=ABS([.A144] )/[.A14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26" calcext:value-type="float">
            <text:p>-626</text:p>
          </table:table-cell>
          <table:table-cell table:formula="of:=ABS([.A145] )/[.A14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07" calcext:value-type="float">
            <text:p>607</text:p>
          </table:table-cell>
          <table:table-cell table:formula="of:=ABS([.A146] )/[.A14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60" calcext:value-type="float">
            <text:p>-260</text:p>
          </table:table-cell>
          <table:table-cell table:formula="of:=ABS([.A147] )/[.A14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18" calcext:value-type="float">
            <text:p>618</text:p>
          </table:table-cell>
          <table:table-cell table:formula="of:=ABS([.A148] )/[.A14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18" calcext:value-type="float">
            <text:p>218</text:p>
          </table:table-cell>
          <table:table-cell table:formula="of:=ABS([.A149] )/[.A14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44" calcext:value-type="float">
            <text:p>744</text:p>
          </table:table-cell>
          <table:table-cell table:formula="of:=ABS([.A150] )/[.A15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60" calcext:value-type="float">
            <text:p>-460</text:p>
          </table:table-cell>
          <table:table-cell table:formula="of:=ABS([.A151] )/[.A15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94" calcext:value-type="float">
            <text:p>294</text:p>
          </table:table-cell>
          <table:table-cell table:formula="of:=ABS([.A152] )/[.A15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3" calcext:value-type="float">
            <text:p>-93</text:p>
          </table:table-cell>
          <table:table-cell table:formula="of:=ABS([.A153] )/[.A15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93" calcext:value-type="float">
            <text:p>593</text:p>
          </table:table-cell>
          <table:table-cell table:formula="of:=ABS([.A154] )/[.A15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5" calcext:value-type="float">
            <text:p>-55</text:p>
          </table:table-cell>
          <table:table-cell table:formula="of:=ABS([.A155] )/[.A15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88" calcext:value-type="float">
            <text:p>-588</text:p>
          </table:table-cell>
          <table:table-cell table:formula="of:=ABS([.A156] )/[.A15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19" calcext:value-type="float">
            <text:p>619</text:p>
          </table:table-cell>
          <table:table-cell table:formula="of:=ABS([.A157] )/[.A15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62" calcext:value-type="float">
            <text:p>-462</text:p>
          </table:table-cell>
          <table:table-cell table:formula="of:=ABS([.A158] )/[.A15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0" calcext:value-type="float">
            <text:p>60</text:p>
          </table:table-cell>
          <table:table-cell table:formula="of:=ABS([.A159] )/[.A15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85" calcext:value-type="float">
            <text:p>-485</text:p>
          </table:table-cell>
          <table:table-cell table:formula="of:=ABS([.A160] )/[.A16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24" calcext:value-type="float">
            <text:p>924</text:p>
          </table:table-cell>
          <table:table-cell table:formula="of:=ABS([.A161] )/[.A16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3" calcext:value-type="float">
            <text:p>-13</text:p>
          </table:table-cell>
          <table:table-cell table:formula="of:=ABS([.A162] )/[.A16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70" calcext:value-type="float">
            <text:p>-270</text:p>
          </table:table-cell>
          <table:table-cell table:formula="of:=ABS([.A163] )/[.A16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93" calcext:value-type="float">
            <text:p>393</text:p>
          </table:table-cell>
          <table:table-cell table:formula="of:=ABS([.A164] )/[.A16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09" calcext:value-type="float">
            <text:p>-209</text:p>
          </table:table-cell>
          <table:table-cell table:formula="of:=ABS([.A165] )/[.A16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12" calcext:value-type="float">
            <text:p>-212</text:p>
          </table:table-cell>
          <table:table-cell table:formula="of:=ABS([.A166] )/[.A16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70" calcext:value-type="float">
            <text:p>-870</text:p>
          </table:table-cell>
          <table:table-cell table:formula="of:=ABS([.A167] )/[.A16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0" calcext:value-type="float">
            <text:p>-20</text:p>
          </table:table-cell>
          <table:table-cell table:formula="of:=ABS([.A168] )/[.A16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39" calcext:value-type="float">
            <text:p>739</text:p>
          </table:table-cell>
          <table:table-cell table:formula="of:=ABS([.A169] )/[.A16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30" calcext:value-type="float">
            <text:p>330</text:p>
          </table:table-cell>
          <table:table-cell table:formula="of:=ABS([.A170] )/[.A17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48" calcext:value-type="float">
            <text:p>-148</text:p>
          </table:table-cell>
          <table:table-cell table:formula="of:=ABS([.A171] )/[.A17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00" calcext:value-type="float">
            <text:p>-700</text:p>
          </table:table-cell>
          <table:table-cell table:formula="of:=ABS([.A172] )/[.A17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82" calcext:value-type="float">
            <text:p>-682</text:p>
          </table:table-cell>
          <table:table-cell table:formula="of:=ABS([.A173] )/[.A17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23" calcext:value-type="float">
            <text:p>-923</text:p>
          </table:table-cell>
          <table:table-cell table:formula="of:=ABS([.A174] )/[.A17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66" calcext:value-type="float">
            <text:p>-766</text:p>
          </table:table-cell>
          <table:table-cell table:formula="of:=ABS([.A175] )/[.A17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63" calcext:value-type="float">
            <text:p>663</text:p>
          </table:table-cell>
          <table:table-cell table:formula="of:=ABS([.A176] )/[.A17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74" calcext:value-type="float">
            <text:p>974</text:p>
          </table:table-cell>
          <table:table-cell table:formula="of:=ABS([.A177] )/[.A17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73" calcext:value-type="float">
            <text:p>473</text:p>
          </table:table-cell>
          <table:table-cell table:formula="of:=ABS([.A178] )/[.A17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02" calcext:value-type="float">
            <text:p>302</text:p>
          </table:table-cell>
          <table:table-cell table:formula="of:=ABS([.A179] )/[.A17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4" calcext:value-type="float">
            <text:p>-14</text:p>
          </table:table-cell>
          <table:table-cell table:formula="of:=ABS([.A180] )/[.A18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08" calcext:value-type="float">
            <text:p>208</text:p>
          </table:table-cell>
          <table:table-cell table:formula="of:=ABS([.A181] )/[.A18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26" calcext:value-type="float">
            <text:p>626</text:p>
          </table:table-cell>
          <table:table-cell table:formula="of:=ABS([.A182] )/[.A18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58" calcext:value-type="float">
            <text:p>458</text:p>
          </table:table-cell>
          <table:table-cell table:formula="of:=ABS([.A183] )/[.A18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52" calcext:value-type="float">
            <text:p>-152</text:p>
          </table:table-cell>
          <table:table-cell table:formula="of:=ABS([.A184] )/[.A18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16" calcext:value-type="float">
            <text:p>516</text:p>
          </table:table-cell>
          <table:table-cell table:formula="of:=ABS([.A185] )/[.A18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82" calcext:value-type="float">
            <text:p>-482</text:p>
          </table:table-cell>
          <table:table-cell table:formula="of:=ABS([.A186] )/[.A18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83" calcext:value-type="float">
            <text:p>-883</text:p>
          </table:table-cell>
          <table:table-cell table:formula="of:=ABS([.A187] )/[.A18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44" calcext:value-type="float">
            <text:p>144</text:p>
          </table:table-cell>
          <table:table-cell table:formula="of:=ABS([.A188] )/[.A18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41" calcext:value-type="float">
            <text:p>141</text:p>
          </table:table-cell>
          <table:table-cell table:formula="of:=ABS([.A189] )/[.A18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17" calcext:value-type="float">
            <text:p>-117</text:p>
          </table:table-cell>
          <table:table-cell table:formula="of:=ABS([.A190] )/[.A19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92" calcext:value-type="float">
            <text:p>992</text:p>
          </table:table-cell>
          <table:table-cell table:formula="of:=ABS([.A191] )/[.A19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07" calcext:value-type="float">
            <text:p>507</text:p>
          </table:table-cell>
          <table:table-cell table:formula="of:=ABS([.A192] )/[.A19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33" calcext:value-type="float">
            <text:p>233</text:p>
          </table:table-cell>
          <table:table-cell table:formula="of:=ABS([.A193] )/[.A19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59" calcext:value-type="float">
            <text:p>459</text:p>
          </table:table-cell>
          <table:table-cell table:formula="of:=ABS([.A194] )/[.A19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33" calcext:value-type="float">
            <text:p>-933</text:p>
          </table:table-cell>
          <table:table-cell table:formula="of:=ABS([.A195] )/[.A19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4" calcext:value-type="float">
            <text:p>64</text:p>
          </table:table-cell>
          <table:table-cell table:formula="of:=ABS([.A196] )/[.A19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63" calcext:value-type="float">
            <text:p>363</text:p>
          </table:table-cell>
          <table:table-cell table:formula="of:=ABS([.A197] )/[.A19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98" calcext:value-type="float">
            <text:p>698</text:p>
          </table:table-cell>
          <table:table-cell table:formula="of:=ABS([.A198] )/[.A19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30" calcext:value-type="float">
            <text:p>330</text:p>
          </table:table-cell>
          <table:table-cell table:formula="of:=ABS([.A199] )/[.A19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07" calcext:value-type="float">
            <text:p>-407</text:p>
          </table:table-cell>
          <table:table-cell table:formula="of:=ABS([.A200] )/[.A20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75" calcext:value-type="float">
            <text:p>775</text:p>
          </table:table-cell>
          <table:table-cell table:formula="of:=ABS([.A201] )/[.A20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90" calcext:value-type="float">
            <text:p>190</text:p>
          </table:table-cell>
          <table:table-cell table:formula="of:=ABS([.A202] )/[.A20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61" calcext:value-type="float">
            <text:p>861</text:p>
          </table:table-cell>
          <table:table-cell table:formula="of:=ABS([.A203] )/[.A20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23" calcext:value-type="float">
            <text:p>-123</text:p>
          </table:table-cell>
          <table:table-cell table:formula="of:=ABS([.A204] )/[.A20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02" calcext:value-type="float">
            <text:p>102</text:p>
          </table:table-cell>
          <table:table-cell table:formula="of:=ABS([.A205] )/[.A20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18" calcext:value-type="float">
            <text:p>218</text:p>
          </table:table-cell>
          <table:table-cell table:formula="of:=ABS([.A206] )/[.A20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85" calcext:value-type="float">
            <text:p>285</text:p>
          </table:table-cell>
          <table:table-cell table:formula="of:=ABS([.A207] )/[.A20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08" calcext:value-type="float">
            <text:p>808</text:p>
          </table:table-cell>
          <table:table-cell table:formula="of:=ABS([.A208] )/[.A20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75" calcext:value-type="float">
            <text:p>975</text:p>
          </table:table-cell>
          <table:table-cell table:formula="of:=ABS([.A209] )/[.A20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06" calcext:value-type="float">
            <text:p>406</text:p>
          </table:table-cell>
          <table:table-cell table:formula="of:=ABS([.A210] )/[.A21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07" calcext:value-type="float">
            <text:p>207</text:p>
          </table:table-cell>
          <table:table-cell table:formula="of:=ABS([.A211] )/[.A21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85" calcext:value-type="float">
            <text:p>-785</text:p>
          </table:table-cell>
          <table:table-cell table:formula="of:=ABS([.A212] )/[.A21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80" calcext:value-type="float">
            <text:p>980</text:p>
          </table:table-cell>
          <table:table-cell table:formula="of:=ABS([.A213] )/[.A21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97" calcext:value-type="float">
            <text:p>897</text:p>
          </table:table-cell>
          <table:table-cell table:formula="of:=ABS([.A214] )/[.A21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19" calcext:value-type="float">
            <text:p>119</text:p>
          </table:table-cell>
          <table:table-cell table:formula="of:=ABS([.A215] )/[.A21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02" calcext:value-type="float">
            <text:p>-602</text:p>
          </table:table-cell>
          <table:table-cell table:formula="of:=ABS([.A216] )/[.A21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58" calcext:value-type="float">
            <text:p>758</text:p>
          </table:table-cell>
          <table:table-cell table:formula="of:=ABS([.A217] )/[.A21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29" calcext:value-type="float">
            <text:p>-329</text:p>
          </table:table-cell>
          <table:table-cell table:formula="of:=ABS([.A218] )/[.A21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81" calcext:value-type="float">
            <text:p>-281</text:p>
          </table:table-cell>
          <table:table-cell table:formula="of:=ABS([.A219] )/[.A21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44" calcext:value-type="float">
            <text:p>-744</text:p>
          </table:table-cell>
          <table:table-cell table:formula="of:=ABS([.A220] )/[.A22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85" calcext:value-type="float">
            <text:p>-585</text:p>
          </table:table-cell>
          <table:table-cell table:formula="of:=ABS([.A221] )/[.A22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67" calcext:value-type="float">
            <text:p>667</text:p>
          </table:table-cell>
          <table:table-cell table:formula="of:=ABS([.A222] )/[.A22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43" calcext:value-type="float">
            <text:p>-643</text:p>
          </table:table-cell>
          <table:table-cell table:formula="of:=ABS([.A223] )/[.A22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72" calcext:value-type="float">
            <text:p>772</text:p>
          </table:table-cell>
          <table:table-cell table:formula="of:=ABS([.A224] )/[.A22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17" calcext:value-type="float">
            <text:p>217</text:p>
          </table:table-cell>
          <table:table-cell table:formula="of:=ABS([.A225] )/[.A22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46" calcext:value-type="float">
            <text:p>146</text:p>
          </table:table-cell>
          <table:table-cell table:formula="of:=ABS([.A226] )/[.A22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45" calcext:value-type="float">
            <text:p>-445</text:p>
          </table:table-cell>
          <table:table-cell table:formula="of:=ABS([.A227] )/[.A22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00" calcext:value-type="float">
            <text:p>-700</text:p>
          </table:table-cell>
          <table:table-cell table:formula="of:=ABS([.A228] )/[.A22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24" calcext:value-type="float">
            <text:p>-224</text:p>
          </table:table-cell>
          <table:table-cell table:formula="of:=ABS([.A229] )/[.A22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98" calcext:value-type="float">
            <text:p>-998</text:p>
          </table:table-cell>
          <table:table-cell table:formula="of:=ABS([.A230] )/[.A23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0" calcext:value-type="float">
            <text:p>80</text:p>
          </table:table-cell>
          <table:table-cell table:formula="of:=ABS([.A231] )/[.A23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13" calcext:value-type="float">
            <text:p>-513</text:p>
          </table:table-cell>
          <table:table-cell table:formula="of:=ABS([.A232] )/[.A23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63" calcext:value-type="float">
            <text:p>-563</text:p>
          </table:table-cell>
          <table:table-cell table:formula="of:=ABS([.A233] )/[.A23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89" calcext:value-type="float">
            <text:p>-889</text:p>
          </table:table-cell>
          <table:table-cell table:formula="of:=ABS([.A234] )/[.A23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02" calcext:value-type="float">
            <text:p>502</text:p>
          </table:table-cell>
          <table:table-cell table:formula="of:=ABS([.A235] )/[.A23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33" calcext:value-type="float">
            <text:p>-133</text:p>
          </table:table-cell>
          <table:table-cell table:formula="of:=ABS([.A236] )/[.A23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72" calcext:value-type="float">
            <text:p>-772</text:p>
          </table:table-cell>
          <table:table-cell table:formula="of:=ABS([.A237] )/[.A23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17" calcext:value-type="float">
            <text:p>-317</text:p>
          </table:table-cell>
          <table:table-cell table:formula="of:=ABS([.A238] )/[.A23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30" calcext:value-type="float">
            <text:p>-930</text:p>
          </table:table-cell>
          <table:table-cell table:formula="of:=ABS([.A239] )/[.A23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66" calcext:value-type="float">
            <text:p>566</text:p>
          </table:table-cell>
          <table:table-cell table:formula="of:=ABS([.A240] )/[.A24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71" calcext:value-type="float">
            <text:p>471</text:p>
          </table:table-cell>
          <table:table-cell table:formula="of:=ABS([.A241] )/[.A24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33" calcext:value-type="float">
            <text:p>233</text:p>
          </table:table-cell>
          <table:table-cell table:formula="of:=ABS([.A242] )/[.A24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21" calcext:value-type="float">
            <text:p>621</text:p>
          </table:table-cell>
          <table:table-cell table:formula="of:=ABS([.A243] )/[.A24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81" calcext:value-type="float">
            <text:p>-481</text:p>
          </table:table-cell>
          <table:table-cell table:formula="of:=ABS([.A244] )/[.A24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8" calcext:value-type="float">
            <text:p>-68</text:p>
          </table:table-cell>
          <table:table-cell table:formula="of:=ABS([.A245] )/[.A24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43" calcext:value-type="float">
            <text:p>-643</text:p>
          </table:table-cell>
          <table:table-cell table:formula="of:=ABS([.A246] )/[.A24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32" calcext:value-type="float">
            <text:p>432</text:p>
          </table:table-cell>
          <table:table-cell table:formula="of:=ABS([.A247] )/[.A24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07" calcext:value-type="float">
            <text:p>707</text:p>
          </table:table-cell>
          <table:table-cell table:formula="of:=ABS([.A248] )/[.A24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42" calcext:value-type="float">
            <text:p>-142</text:p>
          </table:table-cell>
          <table:table-cell table:formula="of:=ABS([.A249] )/[.A24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84" calcext:value-type="float">
            <text:p>-384</text:p>
          </table:table-cell>
          <table:table-cell table:formula="of:=ABS([.A250] )/[.A25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97" calcext:value-type="float">
            <text:p>-897</text:p>
          </table:table-cell>
          <table:table-cell table:formula="of:=ABS([.A251] )/[.A25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30" calcext:value-type="float">
            <text:p>830</text:p>
          </table:table-cell>
          <table:table-cell table:formula="of:=ABS([.A252] )/[.A25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23" calcext:value-type="float">
            <text:p>223</text:p>
          </table:table-cell>
          <table:table-cell table:formula="of:=ABS([.A253] )/[.A25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68" calcext:value-type="float">
            <text:p>-368</text:p>
          </table:table-cell>
          <table:table-cell table:formula="of:=ABS([.A254] )/[.A25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09" calcext:value-type="float">
            <text:p>-509</text:p>
          </table:table-cell>
          <table:table-cell table:formula="of:=ABS([.A255] )/[.A25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22" calcext:value-type="float">
            <text:p>422</text:p>
          </table:table-cell>
          <table:table-cell table:formula="of:=ABS([.A256] )/[.A25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28" calcext:value-type="float">
            <text:p>-928</text:p>
          </table:table-cell>
          <table:table-cell table:formula="of:=ABS([.A257] )/[.A25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16" calcext:value-type="float">
            <text:p>-716</text:p>
          </table:table-cell>
          <table:table-cell table:formula="of:=ABS([.A258] )/[.A25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3" calcext:value-type="float">
            <text:p>-23</text:p>
          </table:table-cell>
          <table:table-cell table:formula="of:=ABS([.A259] )/[.A25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28" calcext:value-type="float">
            <text:p>-428</text:p>
          </table:table-cell>
          <table:table-cell table:formula="of:=ABS([.A260] )/[.A26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12" calcext:value-type="float">
            <text:p>112</text:p>
          </table:table-cell>
          <table:table-cell table:formula="of:=ABS([.A261] )/[.A26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76" calcext:value-type="float">
            <text:p>-276</text:p>
          </table:table-cell>
          <table:table-cell table:formula="of:=ABS([.A262] )/[.A26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43" calcext:value-type="float">
            <text:p>543</text:p>
          </table:table-cell>
          <table:table-cell table:formula="of:=ABS([.A263] )/[.A26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15" calcext:value-type="float">
            <text:p>-315</text:p>
          </table:table-cell>
          <table:table-cell table:formula="of:=ABS([.A264] )/[.A26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55" calcext:value-type="float">
            <text:p>555</text:p>
          </table:table-cell>
          <table:table-cell table:formula="of:=ABS([.A265] )/[.A26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23" calcext:value-type="float">
            <text:p>-723</text:p>
          </table:table-cell>
          <table:table-cell table:formula="of:=ABS([.A266] )/[.A26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06" calcext:value-type="float">
            <text:p>-406</text:p>
          </table:table-cell>
          <table:table-cell table:formula="of:=ABS([.A267] )/[.A26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00" calcext:value-type="float">
            <text:p>500</text:p>
          </table:table-cell>
          <table:table-cell table:formula="of:=ABS([.A268] )/[.A26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11" calcext:value-type="float">
            <text:p>-411</text:p>
          </table:table-cell>
          <table:table-cell table:formula="of:=ABS([.A269] )/[.A26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24" calcext:value-type="float">
            <text:p>524</text:p>
          </table:table-cell>
          <table:table-cell table:formula="of:=ABS([.A270] )/[.A27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57" calcext:value-type="float">
            <text:p>457</text:p>
          </table:table-cell>
          <table:table-cell table:formula="of:=ABS([.A271] )/[.A27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85" calcext:value-type="float">
            <text:p>-485</text:p>
          </table:table-cell>
          <table:table-cell table:formula="of:=ABS([.A272] )/[.A27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3" calcext:value-type="float">
            <text:p>-83</text:p>
          </table:table-cell>
          <table:table-cell table:formula="of:=ABS([.A273] )/[.A27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63" calcext:value-type="float">
            <text:p>-463</text:p>
          </table:table-cell>
          <table:table-cell table:formula="of:=ABS([.A274] )/[.A27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36" calcext:value-type="float">
            <text:p>-136</text:p>
          </table:table-cell>
          <table:table-cell table:formula="of:=ABS([.A275] )/[.A27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69" calcext:value-type="float">
            <text:p>-969</text:p>
          </table:table-cell>
          <table:table-cell table:formula="of:=ABS([.A276] )/[.A27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85" calcext:value-type="float">
            <text:p>885</text:p>
          </table:table-cell>
          <table:table-cell table:formula="of:=ABS([.A277] )/[.A27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86" calcext:value-type="float">
            <text:p>786</text:p>
          </table:table-cell>
          <table:table-cell table:formula="of:=ABS([.A278] )/[.A27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62" calcext:value-type="float">
            <text:p>-762</text:p>
          </table:table-cell>
          <table:table-cell table:formula="of:=ABS([.A279] )/[.A27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61" calcext:value-type="float">
            <text:p>-161</text:p>
          </table:table-cell>
          <table:table-cell table:formula="of:=ABS([.A280] )/[.A28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84" calcext:value-type="float">
            <text:p>684</text:p>
          </table:table-cell>
          <table:table-cell table:formula="of:=ABS([.A281] )/[.A28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49" calcext:value-type="float">
            <text:p>749</text:p>
          </table:table-cell>
          <table:table-cell table:formula="of:=ABS([.A282] )/[.A28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76" calcext:value-type="float">
            <text:p>-776</text:p>
          </table:table-cell>
          <table:table-cell table:formula="of:=ABS([.A283] )/[.A28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54" calcext:value-type="float">
            <text:p>454</text:p>
          </table:table-cell>
          <table:table-cell table:formula="of:=ABS([.A284] )/[.A28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91" calcext:value-type="float">
            <text:p>-491</text:p>
          </table:table-cell>
          <table:table-cell table:formula="of:=ABS([.A285] )/[.A28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00" calcext:value-type="float">
            <text:p>-900</text:p>
          </table:table-cell>
          <table:table-cell table:formula="of:=ABS([.A286] )/[.A28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25" calcext:value-type="float">
            <text:p>525</text:p>
          </table:table-cell>
          <table:table-cell table:formula="of:=ABS([.A287] )/[.A28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27" calcext:value-type="float">
            <text:p>-227</text:p>
          </table:table-cell>
          <table:table-cell table:formula="of:=ABS([.A288] )/[.A28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6" calcext:value-type="float">
            <text:p>26</text:p>
          </table:table-cell>
          <table:table-cell table:formula="of:=ABS([.A289] )/[.A28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16" calcext:value-type="float">
            <text:p>-816</text:p>
          </table:table-cell>
          <table:table-cell table:formula="of:=ABS([.A290] )/[.A29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86" calcext:value-type="float">
            <text:p>-686</text:p>
          </table:table-cell>
          <table:table-cell table:formula="of:=ABS([.A291] )/[.A29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65" calcext:value-type="float">
            <text:p>765</text:p>
          </table:table-cell>
          <table:table-cell table:formula="of:=ABS([.A292] )/[.A29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89" calcext:value-type="float">
            <text:p>789</text:p>
          </table:table-cell>
          <table:table-cell table:formula="of:=ABS([.A293] )/[.A29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2" calcext:value-type="float">
            <text:p>-42</text:p>
          </table:table-cell>
          <table:table-cell table:formula="of:=ABS([.A294] )/[.A29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37" calcext:value-type="float">
            <text:p>437</text:p>
          </table:table-cell>
          <table:table-cell table:formula="of:=ABS([.A295] )/[.A29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64" calcext:value-type="float">
            <text:p>-164</text:p>
          </table:table-cell>
          <table:table-cell table:formula="of:=ABS([.A296] )/[.A29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24" calcext:value-type="float">
            <text:p>-924</text:p>
          </table:table-cell>
          <table:table-cell table:formula="of:=ABS([.A297] )/[.A29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54" calcext:value-type="float">
            <text:p>-154</text:p>
          </table:table-cell>
          <table:table-cell table:formula="of:=ABS([.A298] )/[.A29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63" calcext:value-type="float">
            <text:p>663</text:p>
          </table:table-cell>
          <table:table-cell table:formula="of:=ABS([.A299] )/[.A29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26" calcext:value-type="float">
            <text:p>526</text:p>
          </table:table-cell>
          <table:table-cell table:formula="of:=ABS([.A300] )/[.A30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02" calcext:value-type="float">
            <text:p>602</text:p>
          </table:table-cell>
          <table:table-cell table:formula="of:=ABS([.A301] )/[.A30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66" calcext:value-type="float">
            <text:p>-366</text:p>
          </table:table-cell>
          <table:table-cell table:formula="of:=ABS([.A302] )/[.A30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48" calcext:value-type="float">
            <text:p>-148</text:p>
          </table:table-cell>
          <table:table-cell table:formula="of:=ABS([.A303] )/[.A30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35" calcext:value-type="float">
            <text:p>335</text:p>
          </table:table-cell>
          <table:table-cell table:formula="of:=ABS([.A304] )/[.A30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83" calcext:value-type="float">
            <text:p>-483</text:p>
          </table:table-cell>
          <table:table-cell table:formula="of:=ABS([.A305] )/[.A30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72" calcext:value-type="float">
            <text:p>672</text:p>
          </table:table-cell>
          <table:table-cell table:formula="of:=ABS([.A306] )/[.A30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90" calcext:value-type="float">
            <text:p>990</text:p>
          </table:table-cell>
          <table:table-cell table:formula="of:=ABS([.A307] )/[.A30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41" calcext:value-type="float">
            <text:p>-841</text:p>
          </table:table-cell>
          <table:table-cell table:formula="of:=ABS([.A308] )/[.A30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78" calcext:value-type="float">
            <text:p>-478</text:p>
          </table:table-cell>
          <table:table-cell table:formula="of:=ABS([.A309] )/[.A30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88" calcext:value-type="float">
            <text:p>288</text:p>
          </table:table-cell>
          <table:table-cell table:formula="of:=ABS([.A310] )/[.A31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06" calcext:value-type="float">
            <text:p>506</text:p>
          </table:table-cell>
          <table:table-cell table:formula="of:=ABS([.A311] )/[.A31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02" calcext:value-type="float">
            <text:p>-802</text:p>
          </table:table-cell>
          <table:table-cell table:formula="of:=ABS([.A312] )/[.A31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72" calcext:value-type="float">
            <text:p>772</text:p>
          </table:table-cell>
          <table:table-cell table:formula="of:=ABS([.A313] )/[.A31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32" calcext:value-type="float">
            <text:p>-532</text:p>
          </table:table-cell>
          <table:table-cell table:formula="of:=ABS([.A314] )/[.A31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90" calcext:value-type="float">
            <text:p>-890</text:p>
          </table:table-cell>
          <table:table-cell table:formula="of:=ABS([.A315] )/[.A31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58" calcext:value-type="float">
            <text:p>758</text:p>
          </table:table-cell>
          <table:table-cell table:formula="of:=ABS([.A316] )/[.A31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52" calcext:value-type="float">
            <text:p>-552</text:p>
          </table:table-cell>
          <table:table-cell table:formula="of:=ABS([.A317] )/[.A31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85" calcext:value-type="float">
            <text:p>-685</text:p>
          </table:table-cell>
          <table:table-cell table:formula="of:=ABS([.A318] )/[.A31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34" calcext:value-type="float">
            <text:p>734</text:p>
          </table:table-cell>
          <table:table-cell table:formula="of:=ABS([.A319] )/[.A31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55" calcext:value-type="float">
            <text:p>155</text:p>
          </table:table-cell>
          <table:table-cell table:formula="of:=ABS([.A320] )/[.A32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72" calcext:value-type="float">
            <text:p>472</text:p>
          </table:table-cell>
          <table:table-cell table:formula="of:=ABS([.A321] )/[.A32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40" calcext:value-type="float">
            <text:p>-340</text:p>
          </table:table-cell>
          <table:table-cell table:formula="of:=ABS([.A322] )/[.A32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4" calcext:value-type="float">
            <text:p>34</text:p>
          </table:table-cell>
          <table:table-cell table:formula="of:=ABS([.A323] )/[.A32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44" calcext:value-type="float">
            <text:p>-644</text:p>
          </table:table-cell>
          <table:table-cell table:formula="of:=ABS([.A324] )/[.A32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86" calcext:value-type="float">
            <text:p>-786</text:p>
          </table:table-cell>
          <table:table-cell table:formula="of:=ABS([.A325] )/[.A32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65" calcext:value-type="float">
            <text:p>965</text:p>
          </table:table-cell>
          <table:table-cell table:formula="of:=ABS([.A326] )/[.A32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68" calcext:value-type="float">
            <text:p>368</text:p>
          </table:table-cell>
          <table:table-cell table:formula="of:=ABS([.A327] )/[.A32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07" calcext:value-type="float">
            <text:p>207</text:p>
          </table:table-cell>
          <table:table-cell table:formula="of:=ABS([.A328] )/[.A32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38" calcext:value-type="float">
            <text:p>738</text:p>
          </table:table-cell>
          <table:table-cell table:formula="of:=ABS([.A329] )/[.A32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30" calcext:value-type="float">
            <text:p>-130</text:p>
          </table:table-cell>
          <table:table-cell table:formula="of:=ABS([.A330] )/[.A33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05" calcext:value-type="float">
            <text:p>-905</text:p>
          </table:table-cell>
          <table:table-cell table:formula="of:=ABS([.A331] )/[.A33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16" calcext:value-type="float">
            <text:p>516</text:p>
          </table:table-cell>
          <table:table-cell table:formula="of:=ABS([.A332] )/[.A33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51" calcext:value-type="float">
            <text:p>-751</text:p>
          </table:table-cell>
          <table:table-cell table:formula="of:=ABS([.A333] )/[.A33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45" calcext:value-type="float">
            <text:p>445</text:p>
          </table:table-cell>
          <table:table-cell table:formula="of:=ABS([.A334] )/[.A33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99" calcext:value-type="float">
            <text:p>299</text:p>
          </table:table-cell>
          <table:table-cell table:formula="of:=ABS([.A335] )/[.A33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00" calcext:value-type="float">
            <text:p>-400</text:p>
          </table:table-cell>
          <table:table-cell table:formula="of:=ABS([.A336] )/[.A33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47" calcext:value-type="float">
            <text:p>-247</text:p>
          </table:table-cell>
          <table:table-cell table:formula="of:=ABS([.A337] )/[.A33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65" calcext:value-type="float">
            <text:p>765</text:p>
          </table:table-cell>
          <table:table-cell table:formula="of:=ABS([.A338] )/[.A33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92" calcext:value-type="float">
            <text:p>-692</text:p>
          </table:table-cell>
          <table:table-cell table:formula="of:=ABS([.A339] )/[.A33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52" calcext:value-type="float">
            <text:p>-452</text:p>
          </table:table-cell>
          <table:table-cell table:formula="of:=ABS([.A340] )/[.A34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0" calcext:value-type="float">
            <text:p>-60</text:p>
          </table:table-cell>
          <table:table-cell table:formula="of:=ABS([.A341] )/[.A34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56" calcext:value-type="float">
            <text:p>456</text:p>
          </table:table-cell>
          <table:table-cell table:formula="of:=ABS([.A342] )/[.A34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77" calcext:value-type="float">
            <text:p>-877</text:p>
          </table:table-cell>
          <table:table-cell table:formula="of:=ABS([.A343] )/[.A34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26" calcext:value-type="float">
            <text:p>-826</text:p>
          </table:table-cell>
          <table:table-cell table:formula="of:=ABS([.A344] )/[.A34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64" calcext:value-type="float">
            <text:p>264</text:p>
          </table:table-cell>
          <table:table-cell table:formula="of:=ABS([.A345] )/[.A34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80" calcext:value-type="float">
            <text:p>-280</text:p>
          </table:table-cell>
          <table:table-cell table:formula="of:=ABS([.A346] )/[.A34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24" calcext:value-type="float">
            <text:p>224</text:p>
          </table:table-cell>
          <table:table-cell table:formula="of:=ABS([.A347] )/[.A34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70" calcext:value-type="float">
            <text:p>-570</text:p>
          </table:table-cell>
          <table:table-cell table:formula="of:=ABS([.A348] )/[.A34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27" calcext:value-type="float">
            <text:p>-427</text:p>
          </table:table-cell>
          <table:table-cell table:formula="of:=ABS([.A349] )/[.A34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0" calcext:value-type="float">
            <text:p>30</text:p>
          </table:table-cell>
          <table:table-cell table:formula="of:=ABS([.A350] )/[.A35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69" calcext:value-type="float">
            <text:p>-769</text:p>
          </table:table-cell>
          <table:table-cell table:formula="of:=ABS([.A351] )/[.A35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75" calcext:value-type="float">
            <text:p>-275</text:p>
          </table:table-cell>
          <table:table-cell table:formula="of:=ABS([.A352] )/[.A35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41" calcext:value-type="float">
            <text:p>441</text:p>
          </table:table-cell>
          <table:table-cell table:formula="of:=ABS([.A353] )/[.A35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75" calcext:value-type="float">
            <text:p>-675</text:p>
          </table:table-cell>
          <table:table-cell table:formula="of:=ABS([.A354] )/[.A35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05" calcext:value-type="float">
            <text:p>505</text:p>
          </table:table-cell>
          <table:table-cell table:formula="of:=ABS([.A355] )/[.A35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90" calcext:value-type="float">
            <text:p>290</text:p>
          </table:table-cell>
          <table:table-cell table:formula="of:=ABS([.A356] )/[.A35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20" calcext:value-type="float">
            <text:p>-720</text:p>
          </table:table-cell>
          <table:table-cell table:formula="of:=ABS([.A357] )/[.A35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14" calcext:value-type="float">
            <text:p>-614</text:p>
          </table:table-cell>
          <table:table-cell table:formula="of:=ABS([.A358] )/[.A35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59" calcext:value-type="float">
            <text:p>459</text:p>
          </table:table-cell>
          <table:table-cell table:formula="of:=ABS([.A359] )/[.A35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34" calcext:value-type="float">
            <text:p>434</text:p>
          </table:table-cell>
          <table:table-cell table:formula="of:=ABS([.A360] )/[.A36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05" calcext:value-type="float">
            <text:p>-305</text:p>
          </table:table-cell>
          <table:table-cell table:formula="of:=ABS([.A361] )/[.A36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47" calcext:value-type="float">
            <text:p>-747</text:p>
          </table:table-cell>
          <table:table-cell table:formula="of:=ABS([.A362] )/[.A36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99" calcext:value-type="float">
            <text:p>799</text:p>
          </table:table-cell>
          <table:table-cell table:formula="of:=ABS([.A363] )/[.A36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90" calcext:value-type="float">
            <text:p>890</text:p>
          </table:table-cell>
          <table:table-cell table:formula="of:=ABS([.A364] )/[.A36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08" calcext:value-type="float">
            <text:p>-808</text:p>
          </table:table-cell>
          <table:table-cell table:formula="of:=ABS([.A365] )/[.A36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7" calcext:value-type="float">
            <text:p>-17</text:p>
          </table:table-cell>
          <table:table-cell table:formula="of:=ABS([.A366] )/[.A36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70" calcext:value-type="float">
            <text:p>470</text:p>
          </table:table-cell>
          <table:table-cell table:formula="of:=ABS([.A367] )/[.A36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7" calcext:value-type="float">
            <text:p>-37</text:p>
          </table:table-cell>
          <table:table-cell table:formula="of:=ABS([.A368] )/[.A36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34" calcext:value-type="float">
            <text:p>434</text:p>
          </table:table-cell>
          <table:table-cell table:formula="of:=ABS([.A369] )/[.A36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75" calcext:value-type="float">
            <text:p>475</text:p>
          </table:table-cell>
          <table:table-cell table:formula="of:=ABS([.A370] )/[.A37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10" calcext:value-type="float">
            <text:p>-110</text:p>
          </table:table-cell>
          <table:table-cell table:formula="of:=ABS([.A371] )/[.A37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83" calcext:value-type="float">
            <text:p>483</text:p>
          </table:table-cell>
          <table:table-cell table:formula="of:=ABS([.A372] )/[.A37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47" calcext:value-type="float">
            <text:p>647</text:p>
          </table:table-cell>
          <table:table-cell table:formula="of:=ABS([.A373] )/[.A37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77" calcext:value-type="float">
            <text:p>-677</text:p>
          </table:table-cell>
          <table:table-cell table:formula="of:=ABS([.A374] )/[.A37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45" calcext:value-type="float">
            <text:p>145</text:p>
          </table:table-cell>
          <table:table-cell table:formula="of:=ABS([.A375] )/[.A37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22" calcext:value-type="float">
            <text:p>-822</text:p>
          </table:table-cell>
          <table:table-cell table:formula="of:=ABS([.A376] )/[.A37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73" calcext:value-type="float">
            <text:p>-873</text:p>
          </table:table-cell>
          <table:table-cell table:formula="of:=ABS([.A377] )/[.A37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6" calcext:value-type="float">
            <text:p>-96</text:p>
          </table:table-cell>
          <table:table-cell table:formula="of:=ABS([.A378] )/[.A37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66" calcext:value-type="float">
            <text:p>-466</text:p>
          </table:table-cell>
          <table:table-cell table:formula="of:=ABS([.A379] )/[.A37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86" calcext:value-type="float">
            <text:p>-986</text:p>
          </table:table-cell>
          <table:table-cell table:formula="of:=ABS([.A380] )/[.A38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72" calcext:value-type="float">
            <text:p>572</text:p>
          </table:table-cell>
          <table:table-cell table:formula="of:=ABS([.A381] )/[.A38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6" calcext:value-type="float">
            <text:p>76</text:p>
          </table:table-cell>
          <table:table-cell table:formula="of:=ABS([.A382] )/[.A38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20" calcext:value-type="float">
            <text:p>520</text:p>
          </table:table-cell>
          <table:table-cell table:formula="of:=ABS([.A383] )/[.A38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60" calcext:value-type="float">
            <text:p>-860</text:p>
          </table:table-cell>
          <table:table-cell table:formula="of:=ABS([.A384] )/[.A38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51" calcext:value-type="float">
            <text:p>951</text:p>
          </table:table-cell>
          <table:table-cell table:formula="of:=ABS([.A385] )/[.A38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11" calcext:value-type="float">
            <text:p>-211</text:p>
          </table:table-cell>
          <table:table-cell table:formula="of:=ABS([.A386] )/[.A38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94" calcext:value-type="float">
            <text:p>194</text:p>
          </table:table-cell>
          <table:table-cell table:formula="of:=ABS([.A387] )/[.A38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8" calcext:value-type="float">
            <text:p>-38</text:p>
          </table:table-cell>
          <table:table-cell table:formula="of:=ABS([.A388] )/[.A38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89" calcext:value-type="float">
            <text:p>-289</text:p>
          </table:table-cell>
          <table:table-cell table:formula="of:=ABS([.A389] )/[.A38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70" calcext:value-type="float">
            <text:p>-470</text:p>
          </table:table-cell>
          <table:table-cell table:formula="of:=ABS([.A390] )/[.A39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35" calcext:value-type="float">
            <text:p>-535</text:p>
          </table:table-cell>
          <table:table-cell table:formula="of:=ABS([.A391] )/[.A39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42" calcext:value-type="float">
            <text:p>-242</text:p>
          </table:table-cell>
          <table:table-cell table:formula="of:=ABS([.A392] )/[.A39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08" calcext:value-type="float">
            <text:p>-108</text:p>
          </table:table-cell>
          <table:table-cell table:formula="of:=ABS([.A393] )/[.A39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47" calcext:value-type="float">
            <text:p>-947</text:p>
          </table:table-cell>
          <table:table-cell table:formula="of:=ABS([.A394] )/[.A39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27" calcext:value-type="float">
            <text:p>-427</text:p>
          </table:table-cell>
          <table:table-cell table:formula="of:=ABS([.A395] )/[.A39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95" calcext:value-type="float">
            <text:p>195</text:p>
          </table:table-cell>
          <table:table-cell table:formula="of:=ABS([.A396] )/[.A39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25" calcext:value-type="float">
            <text:p>525</text:p>
          </table:table-cell>
          <table:table-cell table:formula="of:=ABS([.A397] )/[.A39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77" calcext:value-type="float">
            <text:p>577</text:p>
          </table:table-cell>
          <table:table-cell table:formula="of:=ABS([.A398] )/[.A39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74" calcext:value-type="float">
            <text:p>-174</text:p>
          </table:table-cell>
          <table:table-cell table:formula="of:=ABS([.A399] )/[.A39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13" calcext:value-type="float">
            <text:p>-613</text:p>
          </table:table-cell>
          <table:table-cell table:formula="of:=ABS([.A400] )/[.A40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66" calcext:value-type="float">
            <text:p>166</text:p>
          </table:table-cell>
          <table:table-cell table:formula="of:=ABS([.A401] )/[.A40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3" calcext:value-type="float">
            <text:p>23</text:p>
          </table:table-cell>
          <table:table-cell table:formula="of:=ABS([.A402] )/[.A40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76" calcext:value-type="float">
            <text:p>-676</text:p>
          </table:table-cell>
          <table:table-cell table:formula="of:=ABS([.A403] )/[.A40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64" calcext:value-type="float">
            <text:p>764</text:p>
          </table:table-cell>
          <table:table-cell table:formula="of:=ABS([.A404] )/[.A40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19" calcext:value-type="float">
            <text:p>-219</text:p>
          </table:table-cell>
          <table:table-cell table:formula="of:=ABS([.A405] )/[.A40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86" calcext:value-type="float">
            <text:p>-186</text:p>
          </table:table-cell>
          <table:table-cell table:formula="of:=ABS([.A406] )/[.A40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44" calcext:value-type="float">
            <text:p>744</text:p>
          </table:table-cell>
          <table:table-cell table:formula="of:=ABS([.A407] )/[.A40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43" calcext:value-type="float">
            <text:p>343</text:p>
          </table:table-cell>
          <table:table-cell table:formula="of:=ABS([.A408] )/[.A40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70" calcext:value-type="float">
            <text:p>370</text:p>
          </table:table-cell>
          <table:table-cell table:formula="of:=ABS([.A409] )/[.A40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64" calcext:value-type="float">
            <text:p>-164</text:p>
          </table:table-cell>
          <table:table-cell table:formula="of:=ABS([.A410] )/[.A41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88" calcext:value-type="float">
            <text:p>-988</text:p>
          </table:table-cell>
          <table:table-cell table:formula="of:=ABS([.A411] )/[.A41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80" calcext:value-type="float">
            <text:p>880</text:p>
          </table:table-cell>
          <table:table-cell table:formula="of:=ABS([.A412] )/[.A41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53" calcext:value-type="float">
            <text:p>253</text:p>
          </table:table-cell>
          <table:table-cell table:formula="of:=ABS([.A413] )/[.A41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92" calcext:value-type="float">
            <text:p>992</text:p>
          </table:table-cell>
          <table:table-cell table:formula="of:=ABS([.A414] )/[.A41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63" calcext:value-type="float">
            <text:p>-663</text:p>
          </table:table-cell>
          <table:table-cell table:formula="of:=ABS([.A415] )/[.A41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93" calcext:value-type="float">
            <text:p>993</text:p>
          </table:table-cell>
          <table:table-cell table:formula="of:=ABS([.A416] )/[.A41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95" calcext:value-type="float">
            <text:p>795</text:p>
          </table:table-cell>
          <table:table-cell table:formula="of:=ABS([.A417] )/[.A41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45" calcext:value-type="float">
            <text:p>345</text:p>
          </table:table-cell>
          <table:table-cell table:formula="of:=ABS([.A418] )/[.A41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38" calcext:value-type="float">
            <text:p>-738</text:p>
          </table:table-cell>
          <table:table-cell table:formula="of:=ABS([.A419] )/[.A41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74" calcext:value-type="float">
            <text:p>-974</text:p>
          </table:table-cell>
          <table:table-cell table:formula="of:=ABS([.A420] )/[.A42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94" calcext:value-type="float">
            <text:p>-894</text:p>
          </table:table-cell>
          <table:table-cell table:formula="of:=ABS([.A421] )/[.A42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50" calcext:value-type="float">
            <text:p>-650</text:p>
          </table:table-cell>
          <table:table-cell table:formula="of:=ABS([.A422] )/[.A42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25" calcext:value-type="float">
            <text:p>425</text:p>
          </table:table-cell>
          <table:table-cell table:formula="of:=ABS([.A423] )/[.A42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13" calcext:value-type="float">
            <text:p>813</text:p>
          </table:table-cell>
          <table:table-cell table:formula="of:=ABS([.A424] )/[.A42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05" calcext:value-type="float">
            <text:p>105</text:p>
          </table:table-cell>
          <table:table-cell table:formula="of:=ABS([.A425] )/[.A42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33" calcext:value-type="float">
            <text:p>333</text:p>
          </table:table-cell>
          <table:table-cell table:formula="of:=ABS([.A426] )/[.A42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07" calcext:value-type="float">
            <text:p>-907</text:p>
          </table:table-cell>
          <table:table-cell table:formula="of:=ABS([.A427] )/[.A42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56" calcext:value-type="float">
            <text:p>-356</text:p>
          </table:table-cell>
          <table:table-cell table:formula="of:=ABS([.A428] )/[.A42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42" calcext:value-type="float">
            <text:p>-442</text:p>
          </table:table-cell>
          <table:table-cell table:formula="of:=ABS([.A429] )/[.A42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71" calcext:value-type="float">
            <text:p>271</text:p>
          </table:table-cell>
          <table:table-cell table:formula="of:=ABS([.A430] )/[.A43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89" calcext:value-type="float">
            <text:p>-689</text:p>
          </table:table-cell>
          <table:table-cell table:formula="of:=ABS([.A431] )/[.A43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63" calcext:value-type="float">
            <text:p>-263</text:p>
          </table:table-cell>
          <table:table-cell table:formula="of:=ABS([.A432] )/[.A43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70" calcext:value-type="float">
            <text:p>770</text:p>
          </table:table-cell>
          <table:table-cell table:formula="of:=ABS([.A433] )/[.A43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76" calcext:value-type="float">
            <text:p>-476</text:p>
          </table:table-cell>
          <table:table-cell table:formula="of:=ABS([.A434] )/[.A43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68" calcext:value-type="float">
            <text:p>-368</text:p>
          </table:table-cell>
          <table:table-cell table:formula="of:=ABS([.A435] )/[.A43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" calcext:value-type="float">
            <text:p>8</text:p>
          </table:table-cell>
          <table:table-cell table:formula="of:=ABS([.A436] )/[.A43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8" calcext:value-type="float">
            <text:p>-98</text:p>
          </table:table-cell>
          <table:table-cell table:formula="of:=ABS([.A437] )/[.A43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29" calcext:value-type="float">
            <text:p>-929</text:p>
          </table:table-cell>
          <table:table-cell table:formula="of:=ABS([.A438] )/[.A43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06" calcext:value-type="float">
            <text:p>806</text:p>
          </table:table-cell>
          <table:table-cell table:formula="of:=ABS([.A439] )/[.A43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21" calcext:value-type="float">
            <text:p>-321</text:p>
          </table:table-cell>
          <table:table-cell table:formula="of:=ABS([.A440] )/[.A44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40" calcext:value-type="float">
            <text:p>-840</text:p>
          </table:table-cell>
          <table:table-cell table:formula="of:=ABS([.A441] )/[.A44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76" calcext:value-type="float">
            <text:p>876</text:p>
          </table:table-cell>
          <table:table-cell table:formula="of:=ABS([.A442] )/[.A44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37" calcext:value-type="float">
            <text:p>937</text:p>
          </table:table-cell>
          <table:table-cell table:formula="of:=ABS([.A443] )/[.A44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5" calcext:value-type="float">
            <text:p>-35</text:p>
          </table:table-cell>
          <table:table-cell table:formula="of:=ABS([.A444] )/[.A44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42" calcext:value-type="float">
            <text:p>-642</text:p>
          </table:table-cell>
          <table:table-cell table:formula="of:=ABS([.A445] )/[.A44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8" calcext:value-type="float">
            <text:p>-88</text:p>
          </table:table-cell>
          <table:table-cell table:formula="of:=ABS([.A446] )/[.A44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14" calcext:value-type="float">
            <text:p>-414</text:p>
          </table:table-cell>
          <table:table-cell table:formula="of:=ABS([.A447] )/[.A44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56" calcext:value-type="float">
            <text:p>-256</text:p>
          </table:table-cell>
          <table:table-cell table:formula="of:=ABS([.A448] )/[.A44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95" calcext:value-type="float">
            <text:p>995</text:p>
          </table:table-cell>
          <table:table-cell table:formula="of:=ABS([.A449] )/[.A44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78" calcext:value-type="float">
            <text:p>178</text:p>
          </table:table-cell>
          <table:table-cell table:formula="of:=ABS([.A450] )/[.A45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34" calcext:value-type="float">
            <text:p>234</text:p>
          </table:table-cell>
          <table:table-cell table:formula="of:=ABS([.A451] )/[.A45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17" calcext:value-type="float">
            <text:p>517</text:p>
          </table:table-cell>
          <table:table-cell table:formula="of:=ABS([.A452] )/[.A45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06" calcext:value-type="float">
            <text:p>306</text:p>
          </table:table-cell>
          <table:table-cell table:formula="of:=ABS([.A453] )/[.A45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94" calcext:value-type="float">
            <text:p>894</text:p>
          </table:table-cell>
          <table:table-cell table:formula="of:=ABS([.A454] )/[.A45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65" calcext:value-type="float">
            <text:p>365</text:p>
          </table:table-cell>
          <table:table-cell table:formula="of:=ABS([.A455] )/[.A45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47" calcext:value-type="float">
            <text:p>-947</text:p>
          </table:table-cell>
          <table:table-cell table:formula="of:=ABS([.A456] )/[.A45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55" calcext:value-type="float">
            <text:p>-555</text:p>
          </table:table-cell>
          <table:table-cell table:formula="of:=ABS([.A457] )/[.A45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96" calcext:value-type="float">
            <text:p>396</text:p>
          </table:table-cell>
          <table:table-cell table:formula="of:=ABS([.A458] )/[.A45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48" calcext:value-type="float">
            <text:p>-348</text:p>
          </table:table-cell>
          <table:table-cell table:formula="of:=ABS([.A459] )/[.A45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04" calcext:value-type="float">
            <text:p>-704</text:p>
          </table:table-cell>
          <table:table-cell table:formula="of:=ABS([.A460] )/[.A46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12" calcext:value-type="float">
            <text:p>412</text:p>
          </table:table-cell>
          <table:table-cell table:formula="of:=ABS([.A461] )/[.A46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18" calcext:value-type="float">
            <text:p>-318</text:p>
          </table:table-cell>
          <table:table-cell table:formula="of:=ABS([.A462] )/[.A46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72" calcext:value-type="float">
            <text:p>-372</text:p>
          </table:table-cell>
          <table:table-cell table:formula="of:=ABS([.A463] )/[.A46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47" calcext:value-type="float">
            <text:p>347</text:p>
          </table:table-cell>
          <table:table-cell table:formula="of:=ABS([.A464] )/[.A46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71" calcext:value-type="float">
            <text:p>171</text:p>
          </table:table-cell>
          <table:table-cell table:formula="of:=ABS([.A465] )/[.A46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24" calcext:value-type="float">
            <text:p>624</text:p>
          </table:table-cell>
          <table:table-cell table:formula="of:=ABS([.A466] )/[.A46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31" calcext:value-type="float">
            <text:p>-731</text:p>
          </table:table-cell>
          <table:table-cell table:formula="of:=ABS([.A467] )/[.A46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83" calcext:value-type="float">
            <text:p>-883</text:p>
          </table:table-cell>
          <table:table-cell table:formula="of:=ABS([.A468] )/[.A46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76" calcext:value-type="float">
            <text:p>-576</text:p>
          </table:table-cell>
          <table:table-cell table:formula="of:=ABS([.A469] )/[.A46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7" calcext:value-type="float">
            <text:p>-37</text:p>
          </table:table-cell>
          <table:table-cell table:formula="of:=ABS([.A470] )/[.A47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46" calcext:value-type="float">
            <text:p>446</text:p>
          </table:table-cell>
          <table:table-cell table:formula="of:=ABS([.A471] )/[.A47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27" calcext:value-type="float">
            <text:p>-327</text:p>
          </table:table-cell>
          <table:table-cell table:formula="of:=ABS([.A472] )/[.A47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34" calcext:value-type="float">
            <text:p>234</text:p>
          </table:table-cell>
          <table:table-cell table:formula="of:=ABS([.A473] )/[.A47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62" calcext:value-type="float">
            <text:p>-962</text:p>
          </table:table-cell>
          <table:table-cell table:formula="of:=ABS([.A474] )/[.A47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59" calcext:value-type="float">
            <text:p>259</text:p>
          </table:table-cell>
          <table:table-cell table:formula="of:=ABS([.A475] )/[.A47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3" calcext:value-type="float">
            <text:p>-13</text:p>
          </table:table-cell>
          <table:table-cell table:formula="of:=ABS([.A476] )/[.A47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09" calcext:value-type="float">
            <text:p>-309</text:p>
          </table:table-cell>
          <table:table-cell table:formula="of:=ABS([.A477] )/[.A47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59" calcext:value-type="float">
            <text:p>-159</text:p>
          </table:table-cell>
          <table:table-cell table:formula="of:=ABS([.A478] )/[.A47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43" calcext:value-type="float">
            <text:p>-143</text:p>
          </table:table-cell>
          <table:table-cell table:formula="of:=ABS([.A479] )/[.A47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3" calcext:value-type="float">
            <text:p>13</text:p>
          </table:table-cell>
          <table:table-cell table:formula="of:=ABS([.A480] )/[.A48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50" calcext:value-type="float">
            <text:p>750</text:p>
          </table:table-cell>
          <table:table-cell table:formula="of:=ABS([.A481] )/[.A48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41" calcext:value-type="float">
            <text:p>-341</text:p>
          </table:table-cell>
          <table:table-cell table:formula="of:=ABS([.A482] )/[.A48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34" calcext:value-type="float">
            <text:p>334</text:p>
          </table:table-cell>
          <table:table-cell table:formula="of:=ABS([.A483] )/[.A48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85" calcext:value-type="float">
            <text:p>885</text:p>
          </table:table-cell>
          <table:table-cell table:formula="of:=ABS([.A484] )/[.A48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51" calcext:value-type="float">
            <text:p>651</text:p>
          </table:table-cell>
          <table:table-cell table:formula="of:=ABS([.A485] )/[.A48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98" calcext:value-type="float">
            <text:p>898</text:p>
          </table:table-cell>
          <table:table-cell table:formula="of:=ABS([.A486] )/[.A48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80" calcext:value-type="float">
            <text:p>580</text:p>
          </table:table-cell>
          <table:table-cell table:formula="of:=ABS([.A487] )/[.A48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03" calcext:value-type="float">
            <text:p>803</text:p>
          </table:table-cell>
          <table:table-cell table:formula="of:=ABS([.A488] )/[.A48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05" calcext:value-type="float">
            <text:p>-505</text:p>
          </table:table-cell>
          <table:table-cell table:formula="of:=ABS([.A489] )/[.A48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2" calcext:value-type="float">
            <text:p>-12</text:p>
          </table:table-cell>
          <table:table-cell table:formula="of:=ABS([.A490] )/[.A49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65" calcext:value-type="float">
            <text:p>165</text:p>
          </table:table-cell>
          <table:table-cell table:formula="of:=ABS([.A491] )/[.A49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98" calcext:value-type="float">
            <text:p>-798</text:p>
          </table:table-cell>
          <table:table-cell table:formula="of:=ABS([.A492] )/[.A49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99" calcext:value-type="float">
            <text:p>499</text:p>
          </table:table-cell>
          <table:table-cell table:formula="of:=ABS([.A493] )/[.A49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65" calcext:value-type="float">
            <text:p>-465</text:p>
          </table:table-cell>
          <table:table-cell table:formula="of:=ABS([.A494] )/[.A49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47" calcext:value-type="float">
            <text:p>-947</text:p>
          </table:table-cell>
          <table:table-cell table:formula="of:=ABS([.A495] )/[.A49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15" calcext:value-type="float">
            <text:p>-715</text:p>
          </table:table-cell>
          <table:table-cell table:formula="of:=ABS([.A496] )/[.A49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7" calcext:value-type="float">
            <text:p>-27</text:p>
          </table:table-cell>
          <table:table-cell table:formula="of:=ABS([.A497] )/[.A49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63" calcext:value-type="float">
            <text:p>863</text:p>
          </table:table-cell>
          <table:table-cell table:formula="of:=ABS([.A498] )/[.A49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11" calcext:value-type="float">
            <text:p>511</text:p>
          </table:table-cell>
          <table:table-cell table:formula="of:=ABS([.A499] )/[.A49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5" calcext:value-type="float">
            <text:p>85</text:p>
          </table:table-cell>
          <table:table-cell table:formula="of:=ABS([.A500] )/[.A50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86" calcext:value-type="float">
            <text:p>186</text:p>
          </table:table-cell>
          <table:table-cell table:formula="of:=ABS([.A501] )/[.A50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25" calcext:value-type="float">
            <text:p>425</text:p>
          </table:table-cell>
          <table:table-cell table:formula="of:=ABS([.A502] )/[.A50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30" calcext:value-type="float">
            <text:p>-730</text:p>
          </table:table-cell>
          <table:table-cell table:formula="of:=ABS([.A503] )/[.A50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42" calcext:value-type="float">
            <text:p>-842</text:p>
          </table:table-cell>
          <table:table-cell table:formula="of:=ABS([.A504] )/[.A50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20" calcext:value-type="float">
            <text:p>-720</text:p>
          </table:table-cell>
          <table:table-cell table:formula="of:=ABS([.A505] )/[.A50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5" calcext:value-type="float">
            <text:p>-65</text:p>
          </table:table-cell>
          <table:table-cell table:formula="of:=ABS([.A506] )/[.A50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51" calcext:value-type="float">
            <text:p>651</text:p>
          </table:table-cell>
          <table:table-cell table:formula="of:=ABS([.A507] )/[.A50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08" calcext:value-type="float">
            <text:p>708</text:p>
          </table:table-cell>
          <table:table-cell table:formula="of:=ABS([.A508] )/[.A50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44" calcext:value-type="float">
            <text:p>-344</text:p>
          </table:table-cell>
          <table:table-cell table:formula="of:=ABS([.A509] )/[.A50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56" calcext:value-type="float">
            <text:p>-456</text:p>
          </table:table-cell>
          <table:table-cell table:formula="of:=ABS([.A510] )/[.A51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22" calcext:value-type="float">
            <text:p>-222</text:p>
          </table:table-cell>
          <table:table-cell table:formula="of:=ABS([.A511] )/[.A51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49" calcext:value-type="float">
            <text:p>-149</text:p>
          </table:table-cell>
          <table:table-cell table:formula="of:=ABS([.A512] )/[.A51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27" calcext:value-type="float">
            <text:p>-527</text:p>
          </table:table-cell>
          <table:table-cell table:formula="of:=ABS([.A513] )/[.A51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76" calcext:value-type="float">
            <text:p>576</text:p>
          </table:table-cell>
          <table:table-cell table:formula="of:=ABS([.A514] )/[.A51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91" calcext:value-type="float">
            <text:p>691</text:p>
          </table:table-cell>
          <table:table-cell table:formula="of:=ABS([.A515] )/[.A51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88" calcext:value-type="float">
            <text:p>-288</text:p>
          </table:table-cell>
          <table:table-cell table:formula="of:=ABS([.A516] )/[.A51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63" calcext:value-type="float">
            <text:p>-763</text:p>
          </table:table-cell>
          <table:table-cell table:formula="of:=ABS([.A517] )/[.A51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12" calcext:value-type="float">
            <text:p>612</text:p>
          </table:table-cell>
          <table:table-cell table:formula="of:=ABS([.A518] )/[.A51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89" calcext:value-type="float">
            <text:p>289</text:p>
          </table:table-cell>
          <table:table-cell table:formula="of:=ABS([.A519] )/[.A51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28" calcext:value-type="float">
            <text:p>-828</text:p>
          </table:table-cell>
          <table:table-cell table:formula="of:=ABS([.A520] )/[.A52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84" calcext:value-type="float">
            <text:p>884</text:p>
          </table:table-cell>
          <table:table-cell table:formula="of:=ABS([.A521] )/[.A52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92" calcext:value-type="float">
            <text:p>492</text:p>
          </table:table-cell>
          <table:table-cell table:formula="of:=ABS([.A522] )/[.A52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53" calcext:value-type="float">
            <text:p>-153</text:p>
          </table:table-cell>
          <table:table-cell table:formula="of:=ABS([.A523] )/[.A52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47" calcext:value-type="float">
            <text:p>947</text:p>
          </table:table-cell>
          <table:table-cell table:formula="of:=ABS([.A524] )/[.A52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9" calcext:value-type="float">
            <text:p>39</text:p>
          </table:table-cell>
          <table:table-cell table:formula="of:=ABS([.A525] )/[.A52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15" calcext:value-type="float">
            <text:p>-915</text:p>
          </table:table-cell>
          <table:table-cell table:formula="of:=ABS([.A526] )/[.A52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63" calcext:value-type="float">
            <text:p>-963</text:p>
          </table:table-cell>
          <table:table-cell table:formula="of:=ABS([.A527] )/[.A52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97" calcext:value-type="float">
            <text:p>-597</text:p>
          </table:table-cell>
          <table:table-cell table:formula="of:=ABS([.A528] )/[.A52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65" calcext:value-type="float">
            <text:p>-365</text:p>
          </table:table-cell>
          <table:table-cell table:formula="of:=ABS([.A529] )/[.A52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44" calcext:value-type="float">
            <text:p>-144</text:p>
          </table:table-cell>
          <table:table-cell table:formula="of:=ABS([.A530] )/[.A53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24" calcext:value-type="float">
            <text:p>124</text:p>
          </table:table-cell>
          <table:table-cell table:formula="of:=ABS([.A531] )/[.A53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81" calcext:value-type="float">
            <text:p>-481</text:p>
          </table:table-cell>
          <table:table-cell table:formula="of:=ABS([.A532] )/[.A53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3" calcext:value-type="float">
            <text:p>-73</text:p>
          </table:table-cell>
          <table:table-cell table:formula="of:=ABS([.A533] )/[.A53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49" calcext:value-type="float">
            <text:p>349</text:p>
          </table:table-cell>
          <table:table-cell table:formula="of:=ABS([.A534] )/[.A53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58" calcext:value-type="float">
            <text:p>-558</text:p>
          </table:table-cell>
          <table:table-cell table:formula="of:=ABS([.A535] )/[.A53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10" calcext:value-type="float">
            <text:p>910</text:p>
          </table:table-cell>
          <table:table-cell table:formula="of:=ABS([.A536] )/[.A53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76" calcext:value-type="float">
            <text:p>476</text:p>
          </table:table-cell>
          <table:table-cell table:formula="of:=ABS([.A537] )/[.A53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48" calcext:value-type="float">
            <text:p>348</text:p>
          </table:table-cell>
          <table:table-cell table:formula="of:=ABS([.A538] )/[.A53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7" calcext:value-type="float">
            <text:p>37</text:p>
          </table:table-cell>
          <table:table-cell table:formula="of:=ABS([.A539] )/[.A53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68" calcext:value-type="float">
            <text:p>268</text:p>
          </table:table-cell>
          <table:table-cell table:formula="of:=ABS([.A540] )/[.A54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02" calcext:value-type="float">
            <text:p>902</text:p>
          </table:table-cell>
          <table:table-cell table:formula="of:=ABS([.A541] )/[.A54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74" calcext:value-type="float">
            <text:p>-874</text:p>
          </table:table-cell>
          <table:table-cell table:formula="of:=ABS([.A542] )/[.A54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61" calcext:value-type="float">
            <text:p>-361</text:p>
          </table:table-cell>
          <table:table-cell table:formula="of:=ABS([.A543] )/[.A54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000" calcext:value-type="float">
            <text:p>1000</text:p>
          </table:table-cell>
          <table:table-cell table:formula="of:=ABS([.A544] )/[.A54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35" calcext:value-type="float">
            <text:p>-635</text:p>
          </table:table-cell>
          <table:table-cell table:formula="of:=ABS([.A545] )/[.A54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68" calcext:value-type="float">
            <text:p>268</text:p>
          </table:table-cell>
          <table:table-cell table:formula="of:=ABS([.A546] )/[.A54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40" calcext:value-type="float">
            <text:p>-440</text:p>
          </table:table-cell>
          <table:table-cell table:formula="of:=ABS([.A547] )/[.A54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46" calcext:value-type="float">
            <text:p>-146</text:p>
          </table:table-cell>
          <table:table-cell table:formula="of:=ABS([.A548] )/[.A54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93" calcext:value-type="float">
            <text:p>-593</text:p>
          </table:table-cell>
          <table:table-cell table:formula="of:=ABS([.A549] )/[.A54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15" calcext:value-type="float">
            <text:p>-915</text:p>
          </table:table-cell>
          <table:table-cell table:formula="of:=ABS([.A550] )/[.A55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89" calcext:value-type="float">
            <text:p>-389</text:p>
          </table:table-cell>
          <table:table-cell table:formula="of:=ABS([.A551] )/[.A55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29" calcext:value-type="float">
            <text:p>329</text:p>
          </table:table-cell>
          <table:table-cell table:formula="of:=ABS([.A552] )/[.A55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3" calcext:value-type="float">
            <text:p>23</text:p>
          </table:table-cell>
          <table:table-cell table:formula="of:=ABS([.A553] )/[.A55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94" calcext:value-type="float">
            <text:p>-694</text:p>
          </table:table-cell>
          <table:table-cell table:formula="of:=ABS([.A554] )/[.A55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06" calcext:value-type="float">
            <text:p>906</text:p>
          </table:table-cell>
          <table:table-cell table:formula="of:=ABS([.A555] )/[.A55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84" calcext:value-type="float">
            <text:p>584</text:p>
          </table:table-cell>
          <table:table-cell table:formula="of:=ABS([.A556] )/[.A55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58" calcext:value-type="float">
            <text:p>-558</text:p>
          </table:table-cell>
          <table:table-cell table:formula="of:=ABS([.A557] )/[.A55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10" calcext:value-type="float">
            <text:p>510</text:p>
          </table:table-cell>
          <table:table-cell table:formula="of:=ABS([.A558] )/[.A55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0" calcext:value-type="float">
            <text:p>-90</text:p>
          </table:table-cell>
          <table:table-cell table:formula="of:=ABS([.A559] )/[.A55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73" calcext:value-type="float">
            <text:p>573</text:p>
          </table:table-cell>
          <table:table-cell table:formula="of:=ABS([.A560] )/[.A56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7" calcext:value-type="float">
            <text:p>-47</text:p>
          </table:table-cell>
          <table:table-cell table:formula="of:=ABS([.A561] )/[.A56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27" calcext:value-type="float">
            <text:p>827</text:p>
          </table:table-cell>
          <table:table-cell table:formula="of:=ABS([.A562] )/[.A56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21" calcext:value-type="float">
            <text:p>-921</text:p>
          </table:table-cell>
          <table:table-cell table:formula="of:=ABS([.A563] )/[.A56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88" calcext:value-type="float">
            <text:p>588</text:p>
          </table:table-cell>
          <table:table-cell table:formula="of:=ABS([.A564] )/[.A56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60" calcext:value-type="float">
            <text:p>-960</text:p>
          </table:table-cell>
          <table:table-cell table:formula="of:=ABS([.A565] )/[.A56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99" calcext:value-type="float">
            <text:p>-299</text:p>
          </table:table-cell>
          <table:table-cell table:formula="of:=ABS([.A566] )/[.A56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28" calcext:value-type="float">
            <text:p>628</text:p>
          </table:table-cell>
          <table:table-cell table:formula="of:=ABS([.A567] )/[.A56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3" calcext:value-type="float">
            <text:p>-63</text:p>
          </table:table-cell>
          <table:table-cell table:formula="of:=ABS([.A568] )/[.A56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37" calcext:value-type="float">
            <text:p>-637</text:p>
          </table:table-cell>
          <table:table-cell table:formula="of:=ABS([.A569] )/[.A56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51" calcext:value-type="float">
            <text:p>-151</text:p>
          </table:table-cell>
          <table:table-cell table:formula="of:=ABS([.A570] )/[.A57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89" calcext:value-type="float">
            <text:p>-789</text:p>
          </table:table-cell>
          <table:table-cell table:formula="of:=ABS([.A571] )/[.A57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6" calcext:value-type="float">
            <text:p>-46</text:p>
          </table:table-cell>
          <table:table-cell table:formula="of:=ABS([.A572] )/[.A57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24" calcext:value-type="float">
            <text:p>-924</text:p>
          </table:table-cell>
          <table:table-cell table:formula="of:=ABS([.A573] )/[.A57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37" calcext:value-type="float">
            <text:p>-837</text:p>
          </table:table-cell>
          <table:table-cell table:formula="of:=ABS([.A574] )/[.A57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82" calcext:value-type="float">
            <text:p>182</text:p>
          </table:table-cell>
          <table:table-cell table:formula="of:=ABS([.A575] )/[.A57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70" calcext:value-type="float">
            <text:p>370</text:p>
          </table:table-cell>
          <table:table-cell table:formula="of:=ABS([.A576] )/[.A57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57" calcext:value-type="float">
            <text:p>857</text:p>
          </table:table-cell>
          <table:table-cell table:formula="of:=ABS([.A577] )/[.A57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4" calcext:value-type="float">
            <text:p>-34</text:p>
          </table:table-cell>
          <table:table-cell table:formula="of:=ABS([.A578] )/[.A57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22" calcext:value-type="float">
            <text:p>-922</text:p>
          </table:table-cell>
          <table:table-cell table:formula="of:=ABS([.A579] )/[.A57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12" calcext:value-type="float">
            <text:p>812</text:p>
          </table:table-cell>
          <table:table-cell table:formula="of:=ABS([.A580] )/[.A58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81" calcext:value-type="float">
            <text:p>-281</text:p>
          </table:table-cell>
          <table:table-cell table:formula="of:=ABS([.A581] )/[.A58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75" calcext:value-type="float">
            <text:p>975</text:p>
          </table:table-cell>
          <table:table-cell table:formula="of:=ABS([.A582] )/[.A58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29" calcext:value-type="float">
            <text:p>-329</text:p>
          </table:table-cell>
          <table:table-cell table:formula="of:=ABS([.A583] )/[.A58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87" calcext:value-type="float">
            <text:p>-287</text:p>
          </table:table-cell>
          <table:table-cell table:formula="of:=ABS([.A584] )/[.A58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37" calcext:value-type="float">
            <text:p>-637</text:p>
          </table:table-cell>
          <table:table-cell table:formula="of:=ABS([.A585] )/[.A58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74" calcext:value-type="float">
            <text:p>-874</text:p>
          </table:table-cell>
          <table:table-cell table:formula="of:=ABS([.A586] )/[.A58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1" calcext:value-type="float">
            <text:p>-21</text:p>
          </table:table-cell>
          <table:table-cell table:formula="of:=ABS([.A587] )/[.A58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45" calcext:value-type="float">
            <text:p>-545</text:p>
          </table:table-cell>
          <table:table-cell table:formula="of:=ABS([.A588] )/[.A58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44" calcext:value-type="float">
            <text:p>-944</text:p>
          </table:table-cell>
          <table:table-cell table:formula="of:=ABS([.A589] )/[.A58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85" calcext:value-type="float">
            <text:p>-585</text:p>
          </table:table-cell>
          <table:table-cell table:formula="of:=ABS([.A590] )/[.A59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60" calcext:value-type="float">
            <text:p>-460</text:p>
          </table:table-cell>
          <table:table-cell table:formula="of:=ABS([.A591] )/[.A59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52" calcext:value-type="float">
            <text:p>-652</text:p>
          </table:table-cell>
          <table:table-cell table:formula="of:=ABS([.A592] )/[.A59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52" calcext:value-type="float">
            <text:p>-652</text:p>
          </table:table-cell>
          <table:table-cell table:formula="of:=ABS([.A593] )/[.A59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31" calcext:value-type="float">
            <text:p>-731</text:p>
          </table:table-cell>
          <table:table-cell table:formula="of:=ABS([.A594] )/[.A59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03" calcext:value-type="float">
            <text:p>-803</text:p>
          </table:table-cell>
          <table:table-cell table:formula="of:=ABS([.A595] )/[.A59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68" calcext:value-type="float">
            <text:p>768</text:p>
          </table:table-cell>
          <table:table-cell table:formula="of:=ABS([.A596] )/[.A59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06" calcext:value-type="float">
            <text:p>306</text:p>
          </table:table-cell>
          <table:table-cell table:formula="of:=ABS([.A597] )/[.A59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14" calcext:value-type="float">
            <text:p>-414</text:p>
          </table:table-cell>
          <table:table-cell table:formula="of:=ABS([.A598] )/[.A59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16" calcext:value-type="float">
            <text:p>-416</text:p>
          </table:table-cell>
          <table:table-cell table:formula="of:=ABS([.A599] )/[.A59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8" calcext:value-type="float">
            <text:p>68</text:p>
          </table:table-cell>
          <table:table-cell table:formula="of:=ABS([.A600] )/[.A60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9" calcext:value-type="float">
            <text:p>49</text:p>
          </table:table-cell>
          <table:table-cell table:formula="of:=ABS([.A601] )/[.A60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15" calcext:value-type="float">
            <text:p>-615</text:p>
          </table:table-cell>
          <table:table-cell table:formula="of:=ABS([.A602] )/[.A60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81" calcext:value-type="float">
            <text:p>-681</text:p>
          </table:table-cell>
          <table:table-cell table:formula="of:=ABS([.A603] )/[.A60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4" calcext:value-type="float">
            <text:p>-24</text:p>
          </table:table-cell>
          <table:table-cell table:formula="of:=ABS([.A604] )/[.A60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92" calcext:value-type="float">
            <text:p>992</text:p>
          </table:table-cell>
          <table:table-cell table:formula="of:=ABS([.A605] )/[.A60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95" calcext:value-type="float">
            <text:p>-995</text:p>
          </table:table-cell>
          <table:table-cell table:formula="of:=ABS([.A606] )/[.A60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55" calcext:value-type="float">
            <text:p>-855</text:p>
          </table:table-cell>
          <table:table-cell table:formula="of:=ABS([.A607] )/[.A60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99" calcext:value-type="float">
            <text:p>199</text:p>
          </table:table-cell>
          <table:table-cell table:formula="of:=ABS([.A608] )/[.A60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79" calcext:value-type="float">
            <text:p>879</text:p>
          </table:table-cell>
          <table:table-cell table:formula="of:=ABS([.A609] )/[.A60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04" calcext:value-type="float">
            <text:p>804</text:p>
          </table:table-cell>
          <table:table-cell table:formula="of:=ABS([.A610] )/[.A61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35" calcext:value-type="float">
            <text:p>335</text:p>
          </table:table-cell>
          <table:table-cell table:formula="of:=ABS([.A611] )/[.A61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29" calcext:value-type="float">
            <text:p>-829</text:p>
          </table:table-cell>
          <table:table-cell table:formula="of:=ABS([.A612] )/[.A61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93" calcext:value-type="float">
            <text:p>-793</text:p>
          </table:table-cell>
          <table:table-cell table:formula="of:=ABS([.A613] )/[.A61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54" calcext:value-type="float">
            <text:p>-254</text:p>
          </table:table-cell>
          <table:table-cell table:formula="of:=ABS([.A614] )/[.A61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64" calcext:value-type="float">
            <text:p>-464</text:p>
          </table:table-cell>
          <table:table-cell table:formula="of:=ABS([.A615] )/[.A61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89" calcext:value-type="float">
            <text:p>-389</text:p>
          </table:table-cell>
          <table:table-cell table:formula="of:=ABS([.A616] )/[.A61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84" calcext:value-type="float">
            <text:p>984</text:p>
          </table:table-cell>
          <table:table-cell table:formula="of:=ABS([.A617] )/[.A61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10" calcext:value-type="float">
            <text:p>-310</text:p>
          </table:table-cell>
          <table:table-cell table:formula="of:=ABS([.A618] )/[.A61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76" calcext:value-type="float">
            <text:p>376</text:p>
          </table:table-cell>
          <table:table-cell table:formula="of:=ABS([.A619] )/[.A61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61" calcext:value-type="float">
            <text:p>761</text:p>
          </table:table-cell>
          <table:table-cell table:formula="of:=ABS([.A620] )/[.A62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29" calcext:value-type="float">
            <text:p>529</text:p>
          </table:table-cell>
          <table:table-cell table:formula="of:=ABS([.A621] )/[.A62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14" calcext:value-type="float">
            <text:p>514</text:p>
          </table:table-cell>
          <table:table-cell table:formula="of:=ABS([.A622] )/[.A62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27" calcext:value-type="float">
            <text:p>227</text:p>
          </table:table-cell>
          <table:table-cell table:formula="of:=ABS([.A623] )/[.A62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06" calcext:value-type="float">
            <text:p>-506</text:p>
          </table:table-cell>
          <table:table-cell table:formula="of:=ABS([.A624] )/[.A62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71" calcext:value-type="float">
            <text:p>-671</text:p>
          </table:table-cell>
          <table:table-cell table:formula="of:=ABS([.A625] )/[.A62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2" calcext:value-type="float">
            <text:p>-72</text:p>
          </table:table-cell>
          <table:table-cell table:formula="of:=ABS([.A626] )/[.A62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84" calcext:value-type="float">
            <text:p>884</text:p>
          </table:table-cell>
          <table:table-cell table:formula="of:=ABS([.A627] )/[.A62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45" calcext:value-type="float">
            <text:p>-145</text:p>
          </table:table-cell>
          <table:table-cell table:formula="of:=ABS([.A628] )/[.A62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72" calcext:value-type="float">
            <text:p>-572</text:p>
          </table:table-cell>
          <table:table-cell table:formula="of:=ABS([.A629] )/[.A62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75" calcext:value-type="float">
            <text:p>-875</text:p>
          </table:table-cell>
          <table:table-cell table:formula="of:=ABS([.A630] )/[.A63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49" calcext:value-type="float">
            <text:p>849</text:p>
          </table:table-cell>
          <table:table-cell table:formula="of:=ABS([.A631] )/[.A63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3" calcext:value-type="float">
            <text:p>-23</text:p>
          </table:table-cell>
          <table:table-cell table:formula="of:=ABS([.A632] )/[.A63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18" calcext:value-type="float">
            <text:p>-818</text:p>
          </table:table-cell>
          <table:table-cell table:formula="of:=ABS([.A633] )/[.A63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13" calcext:value-type="float">
            <text:p>-413</text:p>
          </table:table-cell>
          <table:table-cell table:formula="of:=ABS([.A634] )/[.A63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07" calcext:value-type="float">
            <text:p>-807</text:p>
          </table:table-cell>
          <table:table-cell table:formula="of:=ABS([.A635] )/[.A63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55" calcext:value-type="float">
            <text:p>-955</text:p>
          </table:table-cell>
          <table:table-cell table:formula="of:=ABS([.A636] )/[.A63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3" calcext:value-type="float">
            <text:p>93</text:p>
          </table:table-cell>
          <table:table-cell table:formula="of:=ABS([.A637] )/[.A63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54" calcext:value-type="float">
            <text:p>-354</text:p>
          </table:table-cell>
          <table:table-cell table:formula="of:=ABS([.A638] )/[.A63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13" calcext:value-type="float">
            <text:p>-713</text:p>
          </table:table-cell>
          <table:table-cell table:formula="of:=ABS([.A639] )/[.A63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36" calcext:value-type="float">
            <text:p>136</text:p>
          </table:table-cell>
          <table:table-cell table:formula="of:=ABS([.A640] )/[.A64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54" calcext:value-type="float">
            <text:p>154</text:p>
          </table:table-cell>
          <table:table-cell table:formula="of:=ABS([.A641] )/[.A64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16" calcext:value-type="float">
            <text:p>-616</text:p>
          </table:table-cell>
          <table:table-cell table:formula="of:=ABS([.A642] )/[.A64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21" calcext:value-type="float">
            <text:p>-421</text:p>
          </table:table-cell>
          <table:table-cell table:formula="of:=ABS([.A643] )/[.A64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87" calcext:value-type="float">
            <text:p>-987</text:p>
          </table:table-cell>
          <table:table-cell table:formula="of:=ABS([.A644] )/[.A64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81" calcext:value-type="float">
            <text:p>-881</text:p>
          </table:table-cell>
          <table:table-cell table:formula="of:=ABS([.A645] )/[.A64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44" calcext:value-type="float">
            <text:p>744</text:p>
          </table:table-cell>
          <table:table-cell table:formula="of:=ABS([.A646] )/[.A64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34" calcext:value-type="float">
            <text:p>-934</text:p>
          </table:table-cell>
          <table:table-cell table:formula="of:=ABS([.A647] )/[.A64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63" calcext:value-type="float">
            <text:p>-263</text:p>
          </table:table-cell>
          <table:table-cell table:formula="of:=ABS([.A648] )/[.A64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57" calcext:value-type="float">
            <text:p>-557</text:p>
          </table:table-cell>
          <table:table-cell table:formula="of:=ABS([.A649] )/[.A64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62" calcext:value-type="float">
            <text:p>162</text:p>
          </table:table-cell>
          <table:table-cell table:formula="of:=ABS([.A650] )/[.A65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41" calcext:value-type="float">
            <text:p>441</text:p>
          </table:table-cell>
          <table:table-cell table:formula="of:=ABS([.A651] )/[.A65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75" calcext:value-type="float">
            <text:p>475</text:p>
          </table:table-cell>
          <table:table-cell table:formula="of:=ABS([.A652] )/[.A65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37" calcext:value-type="float">
            <text:p>937</text:p>
          </table:table-cell>
          <table:table-cell table:formula="of:=ABS([.A653] )/[.A65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41" calcext:value-type="float">
            <text:p>-941</text:p>
          </table:table-cell>
          <table:table-cell table:formula="of:=ABS([.A654] )/[.A65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58" calcext:value-type="float">
            <text:p>-658</text:p>
          </table:table-cell>
          <table:table-cell table:formula="of:=ABS([.A655] )/[.A65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63" calcext:value-type="float">
            <text:p>163</text:p>
          </table:table-cell>
          <table:table-cell table:formula="of:=ABS([.A656] )/[.A65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58" calcext:value-type="float">
            <text:p>-658</text:p>
          </table:table-cell>
          <table:table-cell table:formula="of:=ABS([.A657] )/[.A65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68" calcext:value-type="float">
            <text:p>-768</text:p>
          </table:table-cell>
          <table:table-cell table:formula="of:=ABS([.A658] )/[.A65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11" calcext:value-type="float">
            <text:p>-611</text:p>
          </table:table-cell>
          <table:table-cell table:formula="of:=ABS([.A659] )/[.A65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5" calcext:value-type="float">
            <text:p>45</text:p>
          </table:table-cell>
          <table:table-cell table:formula="of:=ABS([.A660] )/[.A66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55" calcext:value-type="float">
            <text:p>-755</text:p>
          </table:table-cell>
          <table:table-cell table:formula="of:=ABS([.A661] )/[.A66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91" calcext:value-type="float">
            <text:p>491</text:p>
          </table:table-cell>
          <table:table-cell table:formula="of:=ABS([.A662] )/[.A66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00" calcext:value-type="float">
            <text:p>300</text:p>
          </table:table-cell>
          <table:table-cell table:formula="of:=ABS([.A663] )/[.A66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45" calcext:value-type="float">
            <text:p>545</text:p>
          </table:table-cell>
          <table:table-cell table:formula="of:=ABS([.A664] )/[.A66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97" calcext:value-type="float">
            <text:p>-897</text:p>
          </table:table-cell>
          <table:table-cell table:formula="of:=ABS([.A665] )/[.A66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40" calcext:value-type="float">
            <text:p>-240</text:p>
          </table:table-cell>
          <table:table-cell table:formula="of:=ABS([.A666] )/[.A66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15" calcext:value-type="float">
            <text:p>115</text:p>
          </table:table-cell>
          <table:table-cell table:formula="of:=ABS([.A667] )/[.A66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13" calcext:value-type="float">
            <text:p>613</text:p>
          </table:table-cell>
          <table:table-cell table:formula="of:=ABS([.A668] )/[.A66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81" calcext:value-type="float">
            <text:p>181</text:p>
          </table:table-cell>
          <table:table-cell table:formula="of:=ABS([.A669] )/[.A66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2" calcext:value-type="float">
            <text:p>-82</text:p>
          </table:table-cell>
          <table:table-cell table:formula="of:=ABS([.A670] )/[.A67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12" calcext:value-type="float">
            <text:p>-912</text:p>
          </table:table-cell>
          <table:table-cell table:formula="of:=ABS([.A671] )/[.A67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37" calcext:value-type="float">
            <text:p>-337</text:p>
          </table:table-cell>
          <table:table-cell table:formula="of:=ABS([.A672] )/[.A67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10" calcext:value-type="float">
            <text:p>810</text:p>
          </table:table-cell>
          <table:table-cell table:formula="of:=ABS([.A673] )/[.A67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45" calcext:value-type="float">
            <text:p>545</text:p>
          </table:table-cell>
          <table:table-cell table:formula="of:=ABS([.A674] )/[.A67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3" calcext:value-type="float">
            <text:p>-53</text:p>
          </table:table-cell>
          <table:table-cell table:formula="of:=ABS([.A675] )/[.A67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19" calcext:value-type="float">
            <text:p>419</text:p>
          </table:table-cell>
          <table:table-cell table:formula="of:=ABS([.A676] )/[.A67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86" calcext:value-type="float">
            <text:p>486</text:p>
          </table:table-cell>
          <table:table-cell table:formula="of:=ABS([.A677] )/[.A67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93" calcext:value-type="float">
            <text:p>-793</text:p>
          </table:table-cell>
          <table:table-cell table:formula="of:=ABS([.A678] )/[.A67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66" calcext:value-type="float">
            <text:p>-466</text:p>
          </table:table-cell>
          <table:table-cell table:formula="of:=ABS([.A679] )/[.A67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0" calcext:value-type="float">
            <text:p>10</text:p>
          </table:table-cell>
          <table:table-cell table:formula="of:=ABS([.A680] )/[.A68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" calcext:value-type="float">
            <text:p>9</text:p>
          </table:table-cell>
          <table:table-cell table:formula="of:=ABS([.A681] )/[.A68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88" calcext:value-type="float">
            <text:p>-388</text:p>
          </table:table-cell>
          <table:table-cell table:formula="of:=ABS([.A682] )/[.A68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27" calcext:value-type="float">
            <text:p>-227</text:p>
          </table:table-cell>
          <table:table-cell table:formula="of:=ABS([.A683] )/[.A68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66" calcext:value-type="float">
            <text:p>-366</text:p>
          </table:table-cell>
          <table:table-cell table:formula="of:=ABS([.A684] )/[.A68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45" calcext:value-type="float">
            <text:p>-545</text:p>
          </table:table-cell>
          <table:table-cell table:formula="of:=ABS([.A685] )/[.A68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42" calcext:value-type="float">
            <text:p>542</text:p>
          </table:table-cell>
          <table:table-cell table:formula="of:=ABS([.A686] )/[.A68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49" calcext:value-type="float">
            <text:p>949</text:p>
          </table:table-cell>
          <table:table-cell table:formula="of:=ABS([.A687] )/[.A68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51" calcext:value-type="float">
            <text:p>-751</text:p>
          </table:table-cell>
          <table:table-cell table:formula="of:=ABS([.A688] )/[.A68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32" calcext:value-type="float">
            <text:p>332</text:p>
          </table:table-cell>
          <table:table-cell table:formula="of:=ABS([.A689] )/[.A68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99" calcext:value-type="float">
            <text:p>799</text:p>
          </table:table-cell>
          <table:table-cell table:formula="of:=ABS([.A690] )/[.A69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5" calcext:value-type="float">
            <text:p>-55</text:p>
          </table:table-cell>
          <table:table-cell table:formula="of:=ABS([.A691] )/[.A69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93" calcext:value-type="float">
            <text:p>-893</text:p>
          </table:table-cell>
          <table:table-cell table:formula="of:=ABS([.A692] )/[.A69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17" calcext:value-type="float">
            <text:p>617</text:p>
          </table:table-cell>
          <table:table-cell table:formula="of:=ABS([.A693] )/[.A69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47" calcext:value-type="float">
            <text:p>947</text:p>
          </table:table-cell>
          <table:table-cell table:formula="of:=ABS([.A694] )/[.A69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86" calcext:value-type="float">
            <text:p>-986</text:p>
          </table:table-cell>
          <table:table-cell table:formula="of:=ABS([.A695] )/[.A69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08" calcext:value-type="float">
            <text:p>708</text:p>
          </table:table-cell>
          <table:table-cell table:formula="of:=ABS([.A696] )/[.A69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02" calcext:value-type="float">
            <text:p>302</text:p>
          </table:table-cell>
          <table:table-cell table:formula="of:=ABS([.A697] )/[.A69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96" calcext:value-type="float">
            <text:p>-696</text:p>
          </table:table-cell>
          <table:table-cell table:formula="of:=ABS([.A698] )/[.A69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37" calcext:value-type="float">
            <text:p>737</text:p>
          </table:table-cell>
          <table:table-cell table:formula="of:=ABS([.A699] )/[.A69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04" calcext:value-type="float">
            <text:p>-804</text:p>
          </table:table-cell>
          <table:table-cell table:formula="of:=ABS([.A700] )/[.A70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55" calcext:value-type="float">
            <text:p>-855</text:p>
          </table:table-cell>
          <table:table-cell table:formula="of:=ABS([.A701] )/[.A70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82" calcext:value-type="float">
            <text:p>782</text:p>
          </table:table-cell>
          <table:table-cell table:formula="of:=ABS([.A702] )/[.A70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34" calcext:value-type="float">
            <text:p>-434</text:p>
          </table:table-cell>
          <table:table-cell table:formula="of:=ABS([.A703] )/[.A70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08" calcext:value-type="float">
            <text:p>-408</text:p>
          </table:table-cell>
          <table:table-cell table:formula="of:=ABS([.A704] )/[.A70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20" calcext:value-type="float">
            <text:p>-420</text:p>
          </table:table-cell>
          <table:table-cell table:formula="of:=ABS([.A705] )/[.A70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88" calcext:value-type="float">
            <text:p>288</text:p>
          </table:table-cell>
          <table:table-cell table:formula="of:=ABS([.A706] )/[.A70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06" calcext:value-type="float">
            <text:p>406</text:p>
          </table:table-cell>
          <table:table-cell table:formula="of:=ABS([.A707] )/[.A70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81" calcext:value-type="float">
            <text:p>581</text:p>
          </table:table-cell>
          <table:table-cell table:formula="of:=ABS([.A708] )/[.A70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61" calcext:value-type="float">
            <text:p>561</text:p>
          </table:table-cell>
          <table:table-cell table:formula="of:=ABS([.A709] )/[.A70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07" calcext:value-type="float">
            <text:p>-507</text:p>
          </table:table-cell>
          <table:table-cell table:formula="of:=ABS([.A710] )/[.A71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02" calcext:value-type="float">
            <text:p>-402</text:p>
          </table:table-cell>
          <table:table-cell table:formula="of:=ABS([.A711] )/[.A71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71" calcext:value-type="float">
            <text:p>971</text:p>
          </table:table-cell>
          <table:table-cell table:formula="of:=ABS([.A712] )/[.A71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25" calcext:value-type="float">
            <text:p>125</text:p>
          </table:table-cell>
          <table:table-cell table:formula="of:=ABS([.A713] )/[.A71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90" calcext:value-type="float">
            <text:p>590</text:p>
          </table:table-cell>
          <table:table-cell table:formula="of:=ABS([.A714] )/[.A71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84" calcext:value-type="float">
            <text:p>684</text:p>
          </table:table-cell>
          <table:table-cell table:formula="of:=ABS([.A715] )/[.A71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42" calcext:value-type="float">
            <text:p>142</text:p>
          </table:table-cell>
          <table:table-cell table:formula="of:=ABS([.A716] )/[.A71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51" calcext:value-type="float">
            <text:p>351</text:p>
          </table:table-cell>
          <table:table-cell table:formula="of:=ABS([.A717] )/[.A71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41" calcext:value-type="float">
            <text:p>-941</text:p>
          </table:table-cell>
          <table:table-cell table:formula="of:=ABS([.A718] )/[.A71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25" calcext:value-type="float">
            <text:p>325</text:p>
          </table:table-cell>
          <table:table-cell table:formula="of:=ABS([.A719] )/[.A71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52" calcext:value-type="float">
            <text:p>652</text:p>
          </table:table-cell>
          <table:table-cell table:formula="of:=ABS([.A720] )/[.A72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13" calcext:value-type="float">
            <text:p>413</text:p>
          </table:table-cell>
          <table:table-cell table:formula="of:=ABS([.A721] )/[.A72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92" calcext:value-type="float">
            <text:p>-592</text:p>
          </table:table-cell>
          <table:table-cell table:formula="of:=ABS([.A722] )/[.A72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06" calcext:value-type="float">
            <text:p>-606</text:p>
          </table:table-cell>
          <table:table-cell table:formula="of:=ABS([.A723] )/[.A72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3" calcext:value-type="float">
            <text:p>63</text:p>
          </table:table-cell>
          <table:table-cell table:formula="of:=ABS([.A724] )/[.A72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22" calcext:value-type="float">
            <text:p>-322</text:p>
          </table:table-cell>
          <table:table-cell table:formula="of:=ABS([.A725] )/[.A72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02" calcext:value-type="float">
            <text:p>702</text:p>
          </table:table-cell>
          <table:table-cell table:formula="of:=ABS([.A726] )/[.A72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65" calcext:value-type="float">
            <text:p>965</text:p>
          </table:table-cell>
          <table:table-cell table:formula="of:=ABS([.A727] )/[.A72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25" calcext:value-type="float">
            <text:p>925</text:p>
          </table:table-cell>
          <table:table-cell table:formula="of:=ABS([.A728] )/[.A72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6" calcext:value-type="float">
            <text:p>-76</text:p>
          </table:table-cell>
          <table:table-cell table:formula="of:=ABS([.A729] )/[.A72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20" calcext:value-type="float">
            <text:p>-220</text:p>
          </table:table-cell>
          <table:table-cell table:formula="of:=ABS([.A730] )/[.A73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55" calcext:value-type="float">
            <text:p>255</text:p>
          </table:table-cell>
          <table:table-cell table:formula="of:=ABS([.A731] )/[.A73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79" calcext:value-type="float">
            <text:p>679</text:p>
          </table:table-cell>
          <table:table-cell table:formula="of:=ABS([.A732] )/[.A73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71" calcext:value-type="float">
            <text:p>-571</text:p>
          </table:table-cell>
          <table:table-cell table:formula="of:=ABS([.A733] )/[.A73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57" calcext:value-type="float">
            <text:p>257</text:p>
          </table:table-cell>
          <table:table-cell table:formula="of:=ABS([.A734] )/[.A73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41" calcext:value-type="float">
            <text:p>-641</text:p>
          </table:table-cell>
          <table:table-cell table:formula="of:=ABS([.A735] )/[.A73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31" calcext:value-type="float">
            <text:p>931</text:p>
          </table:table-cell>
          <table:table-cell table:formula="of:=ABS([.A736] )/[.A73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23" calcext:value-type="float">
            <text:p>-723</text:p>
          </table:table-cell>
          <table:table-cell table:formula="of:=ABS([.A737] )/[.A73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44" calcext:value-type="float">
            <text:p>-444</text:p>
          </table:table-cell>
          <table:table-cell table:formula="of:=ABS([.A738] )/[.A73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" calcext:value-type="float">
            <text:p>6</text:p>
          </table:table-cell>
          <table:table-cell table:formula="of:=ABS([.A739] )/[.A73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56" calcext:value-type="float">
            <text:p>756</text:p>
          </table:table-cell>
          <table:table-cell table:formula="of:=ABS([.A740] )/[.A74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26" calcext:value-type="float">
            <text:p>826</text:p>
          </table:table-cell>
          <table:table-cell table:formula="of:=ABS([.A741] )/[.A74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27" calcext:value-type="float">
            <text:p>227</text:p>
          </table:table-cell>
          <table:table-cell table:formula="of:=ABS([.A742] )/[.A74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71" calcext:value-type="float">
            <text:p>871</text:p>
          </table:table-cell>
          <table:table-cell table:formula="of:=ABS([.A743] )/[.A74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8" calcext:value-type="float">
            <text:p>-18</text:p>
          </table:table-cell>
          <table:table-cell table:formula="of:=ABS([.A744] )/[.A74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22" calcext:value-type="float">
            <text:p>-322</text:p>
          </table:table-cell>
          <table:table-cell table:formula="of:=ABS([.A745] )/[.A74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54" calcext:value-type="float">
            <text:p>-454</text:p>
          </table:table-cell>
          <table:table-cell table:formula="of:=ABS([.A746] )/[.A74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26" calcext:value-type="float">
            <text:p>-726</text:p>
          </table:table-cell>
          <table:table-cell table:formula="of:=ABS([.A747] )/[.A74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33" calcext:value-type="float">
            <text:p>-833</text:p>
          </table:table-cell>
          <table:table-cell table:formula="of:=ABS([.A748] )/[.A74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68" calcext:value-type="float">
            <text:p>468</text:p>
          </table:table-cell>
          <table:table-cell table:formula="of:=ABS([.A749] )/[.A74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05" calcext:value-type="float">
            <text:p>-405</text:p>
          </table:table-cell>
          <table:table-cell table:formula="of:=ABS([.A750] )/[.A75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04" calcext:value-type="float">
            <text:p>104</text:p>
          </table:table-cell>
          <table:table-cell table:formula="of:=ABS([.A751] )/[.A75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03" calcext:value-type="float">
            <text:p>503</text:p>
          </table:table-cell>
          <table:table-cell table:formula="of:=ABS([.A752] )/[.A75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5" calcext:value-type="float">
            <text:p>-75</text:p>
          </table:table-cell>
          <table:table-cell table:formula="of:=ABS([.A753] )/[.A75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78" calcext:value-type="float">
            <text:p>-478</text:p>
          </table:table-cell>
          <table:table-cell table:formula="of:=ABS([.A754] )/[.A75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18" calcext:value-type="float">
            <text:p>-118</text:p>
          </table:table-cell>
          <table:table-cell table:formula="of:=ABS([.A755] )/[.A75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37" calcext:value-type="float">
            <text:p>637</text:p>
          </table:table-cell>
          <table:table-cell table:formula="of:=ABS([.A756] )/[.A75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88" calcext:value-type="float">
            <text:p>-688</text:p>
          </table:table-cell>
          <table:table-cell table:formula="of:=ABS([.A757] )/[.A75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66" calcext:value-type="float">
            <text:p>-466</text:p>
          </table:table-cell>
          <table:table-cell table:formula="of:=ABS([.A758] )/[.A75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59" calcext:value-type="float">
            <text:p>759</text:p>
          </table:table-cell>
          <table:table-cell table:formula="of:=ABS([.A759] )/[.A75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17" calcext:value-type="float">
            <text:p>-617</text:p>
          </table:table-cell>
          <table:table-cell table:formula="of:=ABS([.A760] )/[.A76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0" calcext:value-type="float">
            <text:p>40</text:p>
          </table:table-cell>
          <table:table-cell table:formula="of:=ABS([.A761] )/[.A76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75" calcext:value-type="float">
            <text:p>875</text:p>
          </table:table-cell>
          <table:table-cell table:formula="of:=ABS([.A762] )/[.A76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96" calcext:value-type="float">
            <text:p>796</text:p>
          </table:table-cell>
          <table:table-cell table:formula="of:=ABS([.A763] )/[.A76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56" calcext:value-type="float">
            <text:p>956</text:p>
          </table:table-cell>
          <table:table-cell table:formula="of:=ABS([.A764] )/[.A76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61" calcext:value-type="float">
            <text:p>561</text:p>
          </table:table-cell>
          <table:table-cell table:formula="of:=ABS([.A765] )/[.A76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73" calcext:value-type="float">
            <text:p>973</text:p>
          </table:table-cell>
          <table:table-cell table:formula="of:=ABS([.A766] )/[.A76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52" calcext:value-type="float">
            <text:p>952</text:p>
          </table:table-cell>
          <table:table-cell table:formula="of:=ABS([.A767] )/[.A76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57" calcext:value-type="float">
            <text:p>957</text:p>
          </table:table-cell>
          <table:table-cell table:formula="of:=ABS([.A768] )/[.A76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56" calcext:value-type="float">
            <text:p>-356</text:p>
          </table:table-cell>
          <table:table-cell table:formula="of:=ABS([.A769] )/[.A76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82" calcext:value-type="float">
            <text:p>-382</text:p>
          </table:table-cell>
          <table:table-cell table:formula="of:=ABS([.A770] )/[.A77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68" calcext:value-type="float">
            <text:p>-168</text:p>
          </table:table-cell>
          <table:table-cell table:formula="of:=ABS([.A771] )/[.A77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1" calcext:value-type="float">
            <text:p>-11</text:p>
          </table:table-cell>
          <table:table-cell table:formula="of:=ABS([.A772] )/[.A77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95" calcext:value-type="float">
            <text:p>-395</text:p>
          </table:table-cell>
          <table:table-cell table:formula="of:=ABS([.A773] )/[.A77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86" calcext:value-type="float">
            <text:p>-586</text:p>
          </table:table-cell>
          <table:table-cell table:formula="of:=ABS([.A774] )/[.A77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90" calcext:value-type="float">
            <text:p>-890</text:p>
          </table:table-cell>
          <table:table-cell table:formula="of:=ABS([.A775] )/[.A77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56" calcext:value-type="float">
            <text:p>156</text:p>
          </table:table-cell>
          <table:table-cell table:formula="of:=ABS([.A776] )/[.A77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73" calcext:value-type="float">
            <text:p>-473</text:p>
          </table:table-cell>
          <table:table-cell table:formula="of:=ABS([.A777] )/[.A77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9" calcext:value-type="float">
            <text:p>-99</text:p>
          </table:table-cell>
          <table:table-cell table:formula="of:=ABS([.A778] )/[.A77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05" calcext:value-type="float">
            <text:p>805</text:p>
          </table:table-cell>
          <table:table-cell table:formula="of:=ABS([.A779] )/[.A77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27" calcext:value-type="float">
            <text:p>-827</text:p>
          </table:table-cell>
          <table:table-cell table:formula="of:=ABS([.A780] )/[.A78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20" calcext:value-type="float">
            <text:p>-420</text:p>
          </table:table-cell>
          <table:table-cell table:formula="of:=ABS([.A781] )/[.A78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20" calcext:value-type="float">
            <text:p>-120</text:p>
          </table:table-cell>
          <table:table-cell table:formula="of:=ABS([.A782] )/[.A78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7" calcext:value-type="float">
            <text:p>27</text:p>
          </table:table-cell>
          <table:table-cell table:formula="of:=ABS([.A783] )/[.A78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02" calcext:value-type="float">
            <text:p>402</text:p>
          </table:table-cell>
          <table:table-cell table:formula="of:=ABS([.A784] )/[.A78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29" calcext:value-type="float">
            <text:p>929</text:p>
          </table:table-cell>
          <table:table-cell table:formula="of:=ABS([.A785] )/[.A78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78" calcext:value-type="float">
            <text:p>-478</text:p>
          </table:table-cell>
          <table:table-cell table:formula="of:=ABS([.A786] )/[.A78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19" calcext:value-type="float">
            <text:p>-919</text:p>
          </table:table-cell>
          <table:table-cell table:formula="of:=ABS([.A787] )/[.A78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83" calcext:value-type="float">
            <text:p>-883</text:p>
          </table:table-cell>
          <table:table-cell table:formula="of:=ABS([.A788] )/[.A78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63" calcext:value-type="float">
            <text:p>563</text:p>
          </table:table-cell>
          <table:table-cell table:formula="of:=ABS([.A789] )/[.A78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21" calcext:value-type="float">
            <text:p>721</text:p>
          </table:table-cell>
          <table:table-cell table:formula="of:=ABS([.A790] )/[.A79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5" calcext:value-type="float">
            <text:p>85</text:p>
          </table:table-cell>
          <table:table-cell table:formula="of:=ABS([.A791] )/[.A79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34" calcext:value-type="float">
            <text:p>934</text:p>
          </table:table-cell>
          <table:table-cell table:formula="of:=ABS([.A792] )/[.A79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49" calcext:value-type="float">
            <text:p>-249</text:p>
          </table:table-cell>
          <table:table-cell table:formula="of:=ABS([.A793] )/[.A79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12" calcext:value-type="float">
            <text:p>412</text:p>
          </table:table-cell>
          <table:table-cell table:formula="of:=ABS([.A794] )/[.A79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52" calcext:value-type="float">
            <text:p>-452</text:p>
          </table:table-cell>
          <table:table-cell table:formula="of:=ABS([.A795] )/[.A79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36" calcext:value-type="float">
            <text:p>-836</text:p>
          </table:table-cell>
          <table:table-cell table:formula="of:=ABS([.A796] )/[.A79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90" calcext:value-type="float">
            <text:p>490</text:p>
          </table:table-cell>
          <table:table-cell table:formula="of:=ABS([.A797] )/[.A79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42" calcext:value-type="float">
            <text:p>-542</text:p>
          </table:table-cell>
          <table:table-cell table:formula="of:=ABS([.A798] )/[.A79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50" calcext:value-type="float">
            <text:p>-350</text:p>
          </table:table-cell>
          <table:table-cell table:formula="of:=ABS([.A799] )/[.A79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82" calcext:value-type="float">
            <text:p>782</text:p>
          </table:table-cell>
          <table:table-cell table:formula="of:=ABS([.A800] )/[.A80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79" calcext:value-type="float">
            <text:p>979</text:p>
          </table:table-cell>
          <table:table-cell table:formula="of:=ABS([.A801] )/[.A80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55" calcext:value-type="float">
            <text:p>-355</text:p>
          </table:table-cell>
          <table:table-cell table:formula="of:=ABS([.A802] )/[.A80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85" calcext:value-type="float">
            <text:p>-685</text:p>
          </table:table-cell>
          <table:table-cell table:formula="of:=ABS([.A803] )/[.A80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96" calcext:value-type="float">
            <text:p>-596</text:p>
          </table:table-cell>
          <table:table-cell table:formula="of:=ABS([.A804] )/[.A80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0" calcext:value-type="float">
            <text:p>90</text:p>
          </table:table-cell>
          <table:table-cell table:formula="of:=ABS([.A805] )/[.A80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3" calcext:value-type="float">
            <text:p>43</text:p>
          </table:table-cell>
          <table:table-cell table:formula="of:=ABS([.A806] )/[.A80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01" calcext:value-type="float">
            <text:p>-501</text:p>
          </table:table-cell>
          <table:table-cell table:formula="of:=ABS([.A807] )/[.A80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68" calcext:value-type="float">
            <text:p>-768</text:p>
          </table:table-cell>
          <table:table-cell table:formula="of:=ABS([.A808] )/[.A80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05" calcext:value-type="float">
            <text:p>-905</text:p>
          </table:table-cell>
          <table:table-cell table:formula="of:=ABS([.A809] )/[.A80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336" calcext:value-type="float">
            <text:p>-336</text:p>
          </table:table-cell>
          <table:table-cell table:formula="of:=ABS([.A810] )/[.A81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31" calcext:value-type="float">
            <text:p>-531</text:p>
          </table:table-cell>
          <table:table-cell table:formula="of:=ABS([.A811] )/[.A81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8" calcext:value-type="float">
            <text:p>-68</text:p>
          </table:table-cell>
          <table:table-cell table:formula="of:=ABS([.A812] )/[.A81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25" calcext:value-type="float">
            <text:p>125</text:p>
          </table:table-cell>
          <table:table-cell table:formula="of:=ABS([.A813] )/[.A81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49" calcext:value-type="float">
            <text:p>549</text:p>
          </table:table-cell>
          <table:table-cell table:formula="of:=ABS([.A814] )/[.A81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" calcext:value-type="float">
            <text:p>-8</text:p>
          </table:table-cell>
          <table:table-cell table:formula="of:=ABS([.A815] )/[.A81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000" calcext:value-type="float">
            <text:p>1000</text:p>
          </table:table-cell>
          <table:table-cell table:formula="of:=ABS([.A816] )/[.A81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32" calcext:value-type="float">
            <text:p>432</text:p>
          </table:table-cell>
          <table:table-cell table:formula="of:=ABS([.A817] )/[.A81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85" calcext:value-type="float">
            <text:p>485</text:p>
          </table:table-cell>
          <table:table-cell table:formula="of:=ABS([.A818] )/[.A81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3" calcext:value-type="float">
            <text:p>73</text:p>
          </table:table-cell>
          <table:table-cell table:formula="of:=ABS([.A819] )/[.A81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54" calcext:value-type="float">
            <text:p>754</text:p>
          </table:table-cell>
          <table:table-cell table:formula="of:=ABS([.A820] )/[.A82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5" calcext:value-type="float">
            <text:p>-65</text:p>
          </table:table-cell>
          <table:table-cell table:formula="of:=ABS([.A821] )/[.A82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25" calcext:value-type="float">
            <text:p>-725</text:p>
          </table:table-cell>
          <table:table-cell table:formula="of:=ABS([.A822] )/[.A82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96" calcext:value-type="float">
            <text:p>-196</text:p>
          </table:table-cell>
          <table:table-cell table:formula="of:=ABS([.A823] )/[.A82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14" calcext:value-type="float">
            <text:p>-814</text:p>
          </table:table-cell>
          <table:table-cell table:formula="of:=ABS([.A824] )/[.A82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23" calcext:value-type="float">
            <text:p>123</text:p>
          </table:table-cell>
          <table:table-cell table:formula="of:=ABS([.A825] )/[.A82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03" calcext:value-type="float">
            <text:p>203</text:p>
          </table:table-cell>
          <table:table-cell table:formula="of:=ABS([.A826] )/[.A82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46" calcext:value-type="float">
            <text:p>446</text:p>
          </table:table-cell>
          <table:table-cell table:formula="of:=ABS([.A827] )/[.A82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67" calcext:value-type="float">
            <text:p>-967</text:p>
          </table:table-cell>
          <table:table-cell table:formula="of:=ABS([.A828] )/[.A82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" calcext:value-type="float">
            <text:p>-4</text:p>
          </table:table-cell>
          <table:table-cell table:formula="of:=ABS([.A829] )/[.A82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7" calcext:value-type="float">
            <text:p>87</text:p>
          </table:table-cell>
          <table:table-cell table:formula="of:=ABS([.A830] )/[.A83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5" calcext:value-type="float">
            <text:p>45</text:p>
          </table:table-cell>
          <table:table-cell table:formula="of:=ABS([.A831] )/[.A83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14" calcext:value-type="float">
            <text:p>114</text:p>
          </table:table-cell>
          <table:table-cell table:formula="of:=ABS([.A832] )/[.A83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55" calcext:value-type="float">
            <text:p>555</text:p>
          </table:table-cell>
          <table:table-cell table:formula="of:=ABS([.A833] )/[.A83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21" calcext:value-type="float">
            <text:p>-921</text:p>
          </table:table-cell>
          <table:table-cell table:formula="of:=ABS([.A834] )/[.A83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95" calcext:value-type="float">
            <text:p>-195</text:p>
          </table:table-cell>
          <table:table-cell table:formula="of:=ABS([.A835] )/[.A83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3" calcext:value-type="float">
            <text:p>13</text:p>
          </table:table-cell>
          <table:table-cell table:formula="of:=ABS([.A836] )/[.A83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76" calcext:value-type="float">
            <text:p>-976</text:p>
          </table:table-cell>
          <table:table-cell table:formula="of:=ABS([.A837] )/[.A83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51" calcext:value-type="float">
            <text:p>151</text:p>
          </table:table-cell>
          <table:table-cell table:formula="of:=ABS([.A838] )/[.A83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53" calcext:value-type="float">
            <text:p>253</text:p>
          </table:table-cell>
          <table:table-cell table:formula="of:=ABS([.A839] )/[.A83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72" calcext:value-type="float">
            <text:p>272</text:p>
          </table:table-cell>
          <table:table-cell table:formula="of:=ABS([.A840] )/[.A84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67" calcext:value-type="float">
            <text:p>867</text:p>
          </table:table-cell>
          <table:table-cell table:formula="of:=ABS([.A841] )/[.A84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13" calcext:value-type="float">
            <text:p>-713</text:p>
          </table:table-cell>
          <table:table-cell table:formula="of:=ABS([.A842] )/[.A84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45" calcext:value-type="float">
            <text:p>-245</text:p>
          </table:table-cell>
          <table:table-cell table:formula="of:=ABS([.A843] )/[.A84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6" calcext:value-type="float">
            <text:p>-46</text:p>
          </table:table-cell>
          <table:table-cell table:formula="of:=ABS([.A844] )/[.A84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27" calcext:value-type="float">
            <text:p>-627</text:p>
          </table:table-cell>
          <table:table-cell table:formula="of:=ABS([.A845] )/[.A84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64" calcext:value-type="float">
            <text:p>464</text:p>
          </table:table-cell>
          <table:table-cell table:formula="of:=ABS([.A846] )/[.A84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99" calcext:value-type="float">
            <text:p>799</text:p>
          </table:table-cell>
          <table:table-cell table:formula="of:=ABS([.A847] )/[.A84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94" calcext:value-type="float">
            <text:p>-994</text:p>
          </table:table-cell>
          <table:table-cell table:formula="of:=ABS([.A848] )/[.A84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83" calcext:value-type="float">
            <text:p>-583</text:p>
          </table:table-cell>
          <table:table-cell table:formula="of:=ABS([.A849] )/[.A84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" calcext:value-type="float">
            <text:p>-4</text:p>
          </table:table-cell>
          <table:table-cell table:formula="of:=ABS([.A850] )/[.A85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07" calcext:value-type="float">
            <text:p>-507</text:p>
          </table:table-cell>
          <table:table-cell table:formula="of:=ABS([.A851] )/[.A85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64" calcext:value-type="float">
            <text:p>-664</text:p>
          </table:table-cell>
          <table:table-cell table:formula="of:=ABS([.A852] )/[.A85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49" calcext:value-type="float">
            <text:p>-949</text:p>
          </table:table-cell>
          <table:table-cell table:formula="of:=ABS([.A853] )/[.A85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61" calcext:value-type="float">
            <text:p>161</text:p>
          </table:table-cell>
          <table:table-cell table:formula="of:=ABS([.A854] )/[.A85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2" calcext:value-type="float">
            <text:p>-62</text:p>
          </table:table-cell>
          <table:table-cell table:formula="of:=ABS([.A855] )/[.A85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20" calcext:value-type="float">
            <text:p>820</text:p>
          </table:table-cell>
          <table:table-cell table:formula="of:=ABS([.A856] )/[.A85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73" calcext:value-type="float">
            <text:p>973</text:p>
          </table:table-cell>
          <table:table-cell table:formula="of:=ABS([.A857] )/[.A85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56" calcext:value-type="float">
            <text:p>356</text:p>
          </table:table-cell>
          <table:table-cell table:formula="of:=ABS([.A858] )/[.A85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04" calcext:value-type="float">
            <text:p>-604</text:p>
          </table:table-cell>
          <table:table-cell table:formula="of:=ABS([.A859] )/[.A85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8" calcext:value-type="float">
            <text:p>68</text:p>
          </table:table-cell>
          <table:table-cell table:formula="of:=ABS([.A860] )/[.A86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44" calcext:value-type="float">
            <text:p>544</text:p>
          </table:table-cell>
          <table:table-cell table:formula="of:=ABS([.A861] )/[.A86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20" calcext:value-type="float">
            <text:p>920</text:p>
          </table:table-cell>
          <table:table-cell table:formula="of:=ABS([.A862] )/[.A86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85" calcext:value-type="float">
            <text:p>385</text:p>
          </table:table-cell>
          <table:table-cell table:formula="of:=ABS([.A863] )/[.A86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97" calcext:value-type="float">
            <text:p>-197</text:p>
          </table:table-cell>
          <table:table-cell table:formula="of:=ABS([.A864] )/[.A86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91" calcext:value-type="float">
            <text:p>-791</text:p>
          </table:table-cell>
          <table:table-cell table:formula="of:=ABS([.A865] )/[.A86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68" calcext:value-type="float">
            <text:p>-268</text:p>
          </table:table-cell>
          <table:table-cell table:formula="of:=ABS([.A866] )/[.A86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66" calcext:value-type="float">
            <text:p>566</text:p>
          </table:table-cell>
          <table:table-cell table:formula="of:=ABS([.A867] )/[.A86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56" calcext:value-type="float">
            <text:p>656</text:p>
          </table:table-cell>
          <table:table-cell table:formula="of:=ABS([.A868] )/[.A86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05" calcext:value-type="float">
            <text:p>805</text:p>
          </table:table-cell>
          <table:table-cell table:formula="of:=ABS([.A869] )/[.A86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11" calcext:value-type="float">
            <text:p>511</text:p>
          </table:table-cell>
          <table:table-cell table:formula="of:=ABS([.A870] )/[.A87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78" calcext:value-type="float">
            <text:p>-878</text:p>
          </table:table-cell>
          <table:table-cell table:formula="of:=ABS([.A871] )/[.A87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30" calcext:value-type="float">
            <text:p>-130</text:p>
          </table:table-cell>
          <table:table-cell table:formula="of:=ABS([.A872] )/[.A87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31" calcext:value-type="float">
            <text:p>131</text:p>
          </table:table-cell>
          <table:table-cell table:formula="of:=ABS([.A873] )/[.A87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65" calcext:value-type="float">
            <text:p>265</text:p>
          </table:table-cell>
          <table:table-cell table:formula="of:=ABS([.A874] )/[.A87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24" calcext:value-type="float">
            <text:p>124</text:p>
          </table:table-cell>
          <table:table-cell table:formula="of:=ABS([.A875] )/[.A87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0" calcext:value-type="float">
            <text:p>-40</text:p>
          </table:table-cell>
          <table:table-cell table:formula="of:=ABS([.A876] )/[.A87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8" calcext:value-type="float">
            <text:p>58</text:p>
          </table:table-cell>
          <table:table-cell table:formula="of:=ABS([.A877] )/[.A87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59" calcext:value-type="float">
            <text:p>-259</text:p>
          </table:table-cell>
          <table:table-cell table:formula="of:=ABS([.A878] )/[.A87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24" calcext:value-type="float">
            <text:p>424</text:p>
          </table:table-cell>
          <table:table-cell table:formula="of:=ABS([.A879] )/[.A87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26" calcext:value-type="float">
            <text:p>-926</text:p>
          </table:table-cell>
          <table:table-cell table:formula="of:=ABS([.A880] )/[.A88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42" calcext:value-type="float">
            <text:p>542</text:p>
          </table:table-cell>
          <table:table-cell table:formula="of:=ABS([.A881] )/[.A88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4" calcext:value-type="float">
            <text:p>64</text:p>
          </table:table-cell>
          <table:table-cell table:formula="of:=ABS([.A882] )/[.A88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54" calcext:value-type="float">
            <text:p>354</text:p>
          </table:table-cell>
          <table:table-cell table:formula="of:=ABS([.A883] )/[.A88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78" calcext:value-type="float">
            <text:p>378</text:p>
          </table:table-cell>
          <table:table-cell table:formula="of:=ABS([.A884] )/[.A88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02" calcext:value-type="float">
            <text:p>-402</text:p>
          </table:table-cell>
          <table:table-cell table:formula="of:=ABS([.A885] )/[.A88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83" calcext:value-type="float">
            <text:p>-883</text:p>
          </table:table-cell>
          <table:table-cell table:formula="of:=ABS([.A886] )/[.A88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78" calcext:value-type="float">
            <text:p>178</text:p>
          </table:table-cell>
          <table:table-cell table:formula="of:=ABS([.A887] )/[.A88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98" calcext:value-type="float">
            <text:p>-698</text:p>
          </table:table-cell>
          <table:table-cell table:formula="of:=ABS([.A888] )/[.A88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0" calcext:value-type="float">
            <text:p>-20</text:p>
          </table:table-cell>
          <table:table-cell table:formula="of:=ABS([.A889] )/[.A88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53" calcext:value-type="float">
            <text:p>-253</text:p>
          </table:table-cell>
          <table:table-cell table:formula="of:=ABS([.A890] )/[.A89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63" calcext:value-type="float">
            <text:p>363</text:p>
          </table:table-cell>
          <table:table-cell table:formula="of:=ABS([.A891] )/[.A89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10" calcext:value-type="float">
            <text:p>-110</text:p>
          </table:table-cell>
          <table:table-cell table:formula="of:=ABS([.A892] )/[.A89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91" calcext:value-type="float">
            <text:p>-291</text:p>
          </table:table-cell>
          <table:table-cell table:formula="of:=ABS([.A893] )/[.A89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01" calcext:value-type="float">
            <text:p>101</text:p>
          </table:table-cell>
          <table:table-cell table:formula="of:=ABS([.A894] )/[.A89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17" calcext:value-type="float">
            <text:p>-517</text:p>
          </table:table-cell>
          <table:table-cell table:formula="of:=ABS([.A895] )/[.A89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0" calcext:value-type="float">
            <text:p>-50</text:p>
          </table:table-cell>
          <table:table-cell table:formula="of:=ABS([.A896] )/[.A89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3" calcext:value-type="float">
            <text:p>-83</text:p>
          </table:table-cell>
          <table:table-cell table:formula="of:=ABS([.A897] )/[.A89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34" calcext:value-type="float">
            <text:p>-434</text:p>
          </table:table-cell>
          <table:table-cell table:formula="of:=ABS([.A898] )/[.A89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75" calcext:value-type="float">
            <text:p>-575</text:p>
          </table:table-cell>
          <table:table-cell table:formula="of:=ABS([.A899] )/[.A89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83" calcext:value-type="float">
            <text:p>883</text:p>
          </table:table-cell>
          <table:table-cell table:formula="of:=ABS([.A900] )/[.A90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69" calcext:value-type="float">
            <text:p>-69</text:p>
          </table:table-cell>
          <table:table-cell table:formula="of:=ABS([.A901] )/[.A90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30" calcext:value-type="float">
            <text:p>630</text:p>
          </table:table-cell>
          <table:table-cell table:formula="of:=ABS([.A902] )/[.A90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53" calcext:value-type="float">
            <text:p>-953</text:p>
          </table:table-cell>
          <table:table-cell table:formula="of:=ABS([.A903] )/[.A90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93" calcext:value-type="float">
            <text:p>493</text:p>
          </table:table-cell>
          <table:table-cell table:formula="of:=ABS([.A904] )/[.A90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25" calcext:value-type="float">
            <text:p>-825</text:p>
          </table:table-cell>
          <table:table-cell table:formula="of:=ABS([.A905] )/[.A90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52" calcext:value-type="float">
            <text:p>-752</text:p>
          </table:table-cell>
          <table:table-cell table:formula="of:=ABS([.A906] )/[.A90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24" calcext:value-type="float">
            <text:p>824</text:p>
          </table:table-cell>
          <table:table-cell table:formula="of:=ABS([.A907] )/[.A90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17" calcext:value-type="float">
            <text:p>-917</text:p>
          </table:table-cell>
          <table:table-cell table:formula="of:=ABS([.A908] )/[.A90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2" calcext:value-type="float">
            <text:p>-52</text:p>
          </table:table-cell>
          <table:table-cell table:formula="of:=ABS([.A909] )/[.A90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16" calcext:value-type="float">
            <text:p>316</text:p>
          </table:table-cell>
          <table:table-cell table:formula="of:=ABS([.A910] )/[.A91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79" calcext:value-type="float">
            <text:p>679</text:p>
          </table:table-cell>
          <table:table-cell table:formula="of:=ABS([.A911] )/[.A91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36" calcext:value-type="float">
            <text:p>536</text:p>
          </table:table-cell>
          <table:table-cell table:formula="of:=ABS([.A912] )/[.A91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329" calcext:value-type="float">
            <text:p>-329</text:p>
          </table:table-cell>
          <table:table-cell table:formula="of:=ABS([.A913] )/[.A91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22" calcext:value-type="float">
            <text:p>122</text:p>
          </table:table-cell>
          <table:table-cell table:formula="of:=ABS([.A914] )/[.A91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783" calcext:value-type="float">
            <text:p>-783</text:p>
          </table:table-cell>
          <table:table-cell table:formula="of:=ABS([.A915] )/[.A91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86" calcext:value-type="float">
            <text:p>-186</text:p>
          </table:table-cell>
          <table:table-cell table:formula="of:=ABS([.A916] )/[.A91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401" calcext:value-type="float">
            <text:p>401</text:p>
          </table:table-cell>
          <table:table-cell table:formula="of:=ABS([.A917] )/[.A91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07" calcext:value-type="float">
            <text:p>-907</text:p>
          </table:table-cell>
          <table:table-cell table:formula="of:=ABS([.A918] )/[.A91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65" calcext:value-type="float">
            <text:p>965</text:p>
          </table:table-cell>
          <table:table-cell table:formula="of:=ABS([.A919] )/[.A91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44" calcext:value-type="float">
            <text:p>-244</text:p>
          </table:table-cell>
          <table:table-cell table:formula="of:=ABS([.A920] )/[.A92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7" calcext:value-type="float">
            <text:p>-17</text:p>
          </table:table-cell>
          <table:table-cell table:formula="of:=ABS([.A921] )/[.A92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354" calcext:value-type="float">
            <text:p>354</text:p>
          </table:table-cell>
          <table:table-cell table:formula="of:=ABS([.A922] )/[.A92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80" calcext:value-type="float">
            <text:p>-280</text:p>
          </table:table-cell>
          <table:table-cell table:formula="of:=ABS([.A923] )/[.A92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46" calcext:value-type="float">
            <text:p>146</text:p>
          </table:table-cell>
          <table:table-cell table:formula="of:=ABS([.A924] )/[.A92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67" calcext:value-type="float">
            <text:p>667</text:p>
          </table:table-cell>
          <table:table-cell table:formula="of:=ABS([.A925] )/[.A92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37" calcext:value-type="float">
            <text:p>-437</text:p>
          </table:table-cell>
          <table:table-cell table:formula="of:=ABS([.A926] )/[.A926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80" calcext:value-type="float">
            <text:p>280</text:p>
          </table:table-cell>
          <table:table-cell table:formula="of:=ABS([.A927] )/[.A92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08" calcext:value-type="float">
            <text:p>508</text:p>
          </table:table-cell>
          <table:table-cell table:formula="of:=ABS([.A928] )/[.A92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6" calcext:value-type="float">
            <text:p>-26</text:p>
          </table:table-cell>
          <table:table-cell table:formula="of:=ABS([.A929] )/[.A92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55" calcext:value-type="float">
            <text:p>255</text:p>
          </table:table-cell>
          <table:table-cell table:formula="of:=ABS([.A930] )/[.A93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24" calcext:value-type="float">
            <text:p>324</text:p>
          </table:table-cell>
          <table:table-cell table:formula="of:=ABS([.A931] )/[.A93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32" calcext:value-type="float">
            <text:p>732</text:p>
          </table:table-cell>
          <table:table-cell table:formula="of:=ABS([.A932] )/[.A93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37" calcext:value-type="float">
            <text:p>637</text:p>
          </table:table-cell>
          <table:table-cell table:formula="of:=ABS([.A933] )/[.A93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33" calcext:value-type="float">
            <text:p>933</text:p>
          </table:table-cell>
          <table:table-cell table:formula="of:=ABS([.A934] )/[.A93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65" calcext:value-type="float">
            <text:p>265</text:p>
          </table:table-cell>
          <table:table-cell table:formula="of:=ABS([.A935] )/[.A93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38" calcext:value-type="float">
            <text:p>838</text:p>
          </table:table-cell>
          <table:table-cell table:formula="of:=ABS([.A936] )/[.A93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76" calcext:value-type="float">
            <text:p>176</text:p>
          </table:table-cell>
          <table:table-cell table:formula="of:=ABS([.A937] )/[.A93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09" calcext:value-type="float">
            <text:p>-809</text:p>
          </table:table-cell>
          <table:table-cell table:formula="of:=ABS([.A938] )/[.A93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50" calcext:value-type="float">
            <text:p>950</text:p>
          </table:table-cell>
          <table:table-cell table:formula="of:=ABS([.A939] )/[.A93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81" calcext:value-type="float">
            <text:p>-981</text:p>
          </table:table-cell>
          <table:table-cell table:formula="of:=ABS([.A940] )/[.A94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51" calcext:value-type="float">
            <text:p>651</text:p>
          </table:table-cell>
          <table:table-cell table:formula="of:=ABS([.A941] )/[.A94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16" calcext:value-type="float">
            <text:p>-216</text:p>
          </table:table-cell>
          <table:table-cell table:formula="of:=ABS([.A942] )/[.A94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92" calcext:value-type="float">
            <text:p>-892</text:p>
          </table:table-cell>
          <table:table-cell table:formula="of:=ABS([.A943] )/[.A94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73" calcext:value-type="float">
            <text:p>-873</text:p>
          </table:table-cell>
          <table:table-cell table:formula="of:=ABS([.A944] )/[.A94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51" calcext:value-type="float">
            <text:p>-451</text:p>
          </table:table-cell>
          <table:table-cell table:formula="of:=ABS([.A945] )/[.A94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39" calcext:value-type="float">
            <text:p>739</text:p>
          </table:table-cell>
          <table:table-cell table:formula="of:=ABS([.A946] )/[.A94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05" calcext:value-type="float">
            <text:p>305</text:p>
          </table:table-cell>
          <table:table-cell table:formula="of:=ABS([.A947] )/[.A947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556" calcext:value-type="float">
            <text:p>-556</text:p>
          </table:table-cell>
          <table:table-cell table:formula="of:=ABS([.A948] )/[.A94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131" calcext:value-type="float">
            <text:p>-131</text:p>
          </table:table-cell>
          <table:table-cell table:formula="of:=ABS([.A949] )/[.A94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689" calcext:value-type="float">
            <text:p>689</text:p>
          </table:table-cell>
          <table:table-cell table:formula="of:=ABS([.A950] )/[.A95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11" calcext:value-type="float">
            <text:p>-411</text:p>
          </table:table-cell>
          <table:table-cell table:formula="of:=ABS([.A951] )/[.A95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42" calcext:value-type="float">
            <text:p>542</text:p>
          </table:table-cell>
          <table:table-cell table:formula="of:=ABS([.A952] )/[.A95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367" calcext:value-type="float">
            <text:p>367</text:p>
          </table:table-cell>
          <table:table-cell table:formula="of:=ABS([.A953] )/[.A95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54" calcext:value-type="float">
            <text:p>254</text:p>
          </table:table-cell>
          <table:table-cell table:formula="of:=ABS([.A954] )/[.A95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9" calcext:value-type="float">
            <text:p>69</text:p>
          </table:table-cell>
          <table:table-cell table:formula="of:=ABS([.A955] )/[.A95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83" calcext:value-type="float">
            <text:p>683</text:p>
          </table:table-cell>
          <table:table-cell table:formula="of:=ABS([.A956] )/[.A95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38" calcext:value-type="float">
            <text:p>-938</text:p>
          </table:table-cell>
          <table:table-cell table:formula="of:=ABS([.A957] )/[.A95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43" calcext:value-type="float">
            <text:p>-243</text:p>
          </table:table-cell>
          <table:table-cell table:formula="of:=ABS([.A958] )/[.A95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89" calcext:value-type="float">
            <text:p>-689</text:p>
          </table:table-cell>
          <table:table-cell table:formula="of:=ABS([.A959] )/[.A95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7" calcext:value-type="float">
            <text:p>97</text:p>
          </table:table-cell>
          <table:table-cell table:formula="of:=ABS([.A960] )/[.A96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08" calcext:value-type="float">
            <text:p>-408</text:p>
          </table:table-cell>
          <table:table-cell table:formula="of:=ABS([.A961] )/[.A96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985" calcext:value-type="float">
            <text:p>-985</text:p>
          </table:table-cell>
          <table:table-cell table:formula="of:=ABS([.A962] )/[.A96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801" calcext:value-type="float">
            <text:p>-801</text:p>
          </table:table-cell>
          <table:table-cell table:formula="of:=ABS([.A963] )/[.A96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873" calcext:value-type="float">
            <text:p>873</text:p>
          </table:table-cell>
          <table:table-cell table:formula="of:=ABS([.A964] )/[.A96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88" calcext:value-type="float">
            <text:p>288</text:p>
          </table:table-cell>
          <table:table-cell table:formula="of:=ABS([.A965] )/[.A96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02" calcext:value-type="float">
            <text:p>602</text:p>
          </table:table-cell>
          <table:table-cell table:formula="of:=ABS([.A966] )/[.A96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278" calcext:value-type="float">
            <text:p>-278</text:p>
          </table:table-cell>
          <table:table-cell table:formula="of:=ABS([.A967] )/[.A96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44" calcext:value-type="float">
            <text:p>-244</text:p>
          </table:table-cell>
          <table:table-cell table:formula="of:=ABS([.A968] )/[.A96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57" calcext:value-type="float">
            <text:p>-57</text:p>
          </table:table-cell>
          <table:table-cell table:formula="of:=ABS([.A969] )/[.A969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50" calcext:value-type="float">
            <text:p>750</text:p>
          </table:table-cell>
          <table:table-cell table:formula="of:=ABS([.A970] )/[.A97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266" calcext:value-type="float">
            <text:p>266</text:p>
          </table:table-cell>
          <table:table-cell table:formula="of:=ABS([.A971] )/[.A971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670" calcext:value-type="float">
            <text:p>670</text:p>
          </table:table-cell>
          <table:table-cell table:formula="of:=ABS([.A972] )/[.A97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878" calcext:value-type="float">
            <text:p>878</text:p>
          </table:table-cell>
          <table:table-cell table:formula="of:=ABS([.A973] )/[.A97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569" calcext:value-type="float">
            <text:p>569</text:p>
          </table:table-cell>
          <table:table-cell table:formula="of:=ABS([.A974] )/[.A974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137" calcext:value-type="float">
            <text:p>-137</text:p>
          </table:table-cell>
          <table:table-cell table:formula="of:=ABS([.A975] )/[.A975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98" calcext:value-type="float">
            <text:p>198</text:p>
          </table:table-cell>
          <table:table-cell table:formula="of:=ABS([.A976] )/[.A97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80" calcext:value-type="float">
            <text:p>-880</text:p>
          </table:table-cell>
          <table:table-cell table:formula="of:=ABS([.A977] )/[.A97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9" calcext:value-type="float">
            <text:p>79</text:p>
          </table:table-cell>
          <table:table-cell table:formula="of:=ABS([.A978] )/[.A978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35" calcext:value-type="float">
            <text:p>935</text:p>
          </table:table-cell>
          <table:table-cell table:formula="of:=ABS([.A979] )/[.A97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418" calcext:value-type="float">
            <text:p>418</text:p>
          </table:table-cell>
          <table:table-cell table:formula="of:=ABS([.A980] )/[.A98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28" calcext:value-type="float">
            <text:p>-928</text:p>
          </table:table-cell>
          <table:table-cell table:formula="of:=ABS([.A981] )/[.A98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608" calcext:value-type="float">
            <text:p>-608</text:p>
          </table:table-cell>
          <table:table-cell table:formula="of:=ABS([.A982] )/[.A982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971" calcext:value-type="float">
            <text:p>971</text:p>
          </table:table-cell>
          <table:table-cell table:formula="of:=ABS([.A983] )/[.A983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07" calcext:value-type="float">
            <text:p>-407</text:p>
          </table:table-cell>
          <table:table-cell table:formula="of:=ABS([.A984] )/[.A98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224" calcext:value-type="float">
            <text:p>224</text:p>
          </table:table-cell>
          <table:table-cell table:formula="of:=ABS([.A985] )/[.A98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11" calcext:value-type="float">
            <text:p>111</text:p>
          </table:table-cell>
          <table:table-cell table:formula="of:=ABS([.A986] )/[.A98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4" calcext:value-type="float">
            <text:p>-94</text:p>
          </table:table-cell>
          <table:table-cell table:formula="of:=ABS([.A987] )/[.A98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741" calcext:value-type="float">
            <text:p>-741</text:p>
          </table:table-cell>
          <table:table-cell table:formula="of:=ABS([.A988] )/[.A98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81" calcext:value-type="float">
            <text:p>781</text:p>
          </table:table-cell>
          <table:table-cell table:formula="of:=ABS([.A989] )/[.A98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988" calcext:value-type="float">
            <text:p>-988</text:p>
          </table:table-cell>
          <table:table-cell table:formula="of:=ABS([.A990] )/[.A990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272" calcext:value-type="float">
            <text:p>-272</text:p>
          </table:table-cell>
          <table:table-cell table:formula="of:=ABS([.A991] )/[.A991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556" calcext:value-type="float">
            <text:p>556</text:p>
          </table:table-cell>
          <table:table-cell table:formula="of:=ABS([.A992] )/[.A992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874" calcext:value-type="float">
            <text:p>-874</text:p>
          </table:table-cell>
          <table:table-cell table:formula="of:=ABS([.A993] )/[.A993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91" calcext:value-type="float">
            <text:p>-491</text:p>
          </table:table-cell>
          <table:table-cell table:formula="of:=ABS([.A994] )/[.A994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183" calcext:value-type="float">
            <text:p>183</text:p>
          </table:table-cell>
          <table:table-cell table:formula="of:=ABS([.A995] )/[.A995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111" calcext:value-type="float">
            <text:p>111</text:p>
          </table:table-cell>
          <table:table-cell table:formula="of:=ABS([.A996] )/[.A996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-460" calcext:value-type="float">
            <text:p>-460</text:p>
          </table:table-cell>
          <table:table-cell table:formula="of:=ABS([.A997] )/[.A997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-432" calcext:value-type="float">
            <text:p>-432</text:p>
          </table:table-cell>
          <table:table-cell table:formula="of:=ABS([.A998] )/[.A998]" office:value-type="float" office:value="-1" calcext:value-type="float">
            <text:p>-1</text:p>
          </table:table-cell>
        </table:table-row>
        <table:table-row table:style-name="ro1">
          <table:table-cell table:formula="of:=RANDBETWEEN(-1000; 1000)" office:value-type="float" office:value="703" calcext:value-type="float">
            <text:p>703</text:p>
          </table:table-cell>
          <table:table-cell table:formula="of:=ABS([.A999] )/[.A999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78" calcext:value-type="float">
            <text:p>78</text:p>
          </table:table-cell>
          <table:table-cell table:formula="of:=ABS([.A1000] )/[.A1000]" office:value-type="float" office:value="1" calcext:value-type="float">
            <text:p>1</text:p>
          </table:table-cell>
        </table:table-row>
        <table:table-row table:style-name="ro1">
          <table:table-cell table:formula="of:=RANDBETWEEN(-1000; 1000)" office:value-type="float" office:value="95" calcext:value-type="float">
            <text:p>95</text:p>
          </table:table-cell>
          <table:table-cell table:formula="of:=ABS([.A1001] )/[.A1001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5T15:50:45.176066657</dc:date>
    <meta:editing-duration>PT4M16S</meta:editing-duration>
    <meta:editing-cycles>1</meta:editing-cycles>
    <meta:generator>LibreOffice/7.3.7.2$Linux_X86_64 LibreOffice_project/30$Build-2</meta:generator>
    <meta:document-statistic meta:table-count="1" meta:cell-count="2002" meta:object-count="0"/>
  </office:meta>
</office:document-meta>
</file>